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t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preusuel</text:p>
          </table:table-cell>
          <table:table-cell office:value-type="string" calcext:value-type="string">
            <text:p>annais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08" calcext:value-type="float">
            <text:p>200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09" calcext:value-type="float">
            <text:p>200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0" calcext:value-type="float">
            <text:p>2010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1" calcext:value-type="float">
            <text:p>2011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2" calcext:value-type="float">
            <text:p>201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3" calcext:value-type="float">
            <text:p>2013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4" calcext:value-type="float">
            <text:p>201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5" calcext:value-type="float">
            <text:p>201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6" calcext:value-type="float">
            <text:p>2016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7" calcext:value-type="float">
            <text:p>2017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8" calcext:value-type="float">
            <text:p>2018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19" calcext:value-type="float">
            <text:p>2019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20" calcext:value-type="float">
            <text:p>2020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ARON</text:p>
          </table:table-cell>
          <table:table-cell office:value-type="float" office:value="2021" calcext:value-type="float">
            <text:p>2021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2" calcext:value-type="float">
            <text:p>200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3" calcext:value-type="float">
            <text:p>2003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4" calcext:value-type="float">
            <text:p>200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5" calcext:value-type="float">
            <text:p>2005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6" calcext:value-type="float">
            <text:p>2006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7" calcext:value-type="float">
            <text:p>2007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8" calcext:value-type="float">
            <text:p>2008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09" calcext:value-type="float">
            <text:p>2009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0" calcext:value-type="float">
            <text:p>2010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1" calcext:value-type="float">
            <text:p>2011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2" calcext:value-type="float">
            <text:p>2012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3" calcext:value-type="float">
            <text:p>2013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4" calcext:value-type="float">
            <text:p>2014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5" calcext:value-type="float">
            <text:p>2015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6" calcext:value-type="float">
            <text:p>2016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7" calcext:value-type="float">
            <text:p>2017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8" calcext:value-type="float">
            <text:p>2018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19" calcext:value-type="float">
            <text:p>201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20" calcext:value-type="float">
            <text:p>202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AM</text:p>
          </table:table-cell>
          <table:table-cell office:value-type="float" office:value="2021" calcext:value-type="float">
            <text:p>202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0" calcext:value-type="float">
            <text:p>2000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1" calcext:value-type="float">
            <text:p>2001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2" calcext:value-type="float">
            <text:p>2002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3" calcext:value-type="float">
            <text:p>2003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4" calcext:value-type="float">
            <text:p>2004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5" calcext:value-type="float">
            <text:p>2005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6" calcext:value-type="float">
            <text:p>200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7" calcext:value-type="float">
            <text:p>2007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8" calcext:value-type="float">
            <text:p>200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09" calcext:value-type="float">
            <text:p>200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10" calcext:value-type="float">
            <text:p>201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11" calcext:value-type="float">
            <text:p>201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12" calcext:value-type="float">
            <text:p>201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13" calcext:value-type="float">
            <text:p>201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DRIEN</text:p>
          </table:table-cell>
          <table:table-cell office:value-type="float" office:value="2014" calcext:value-type="float">
            <text:p>201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SSIO</text:p>
          </table:table-cell>
          <table:table-cell office:value-type="float" office:value="2021" calcext:value-type="float">
            <text:p>202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</text:p>
          </table:table-cell>
          <table:table-cell office:value-type="float" office:value="2000" calcext:value-type="float">
            <text:p>200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</text:p>
          </table:table-cell>
          <table:table-cell office:value-type="float" office:value="2001" calcext:value-type="float">
            <text:p>200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0" calcext:value-type="float">
            <text:p>2000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1" calcext:value-type="float">
            <text:p>2001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2" calcext:value-type="float">
            <text:p>2002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3" calcext:value-type="float">
            <text:p>2003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4" calcext:value-type="float">
            <text:p>2004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5" calcext:value-type="float">
            <text:p>200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6" calcext:value-type="float">
            <text:p>2006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7" calcext:value-type="float">
            <text:p>2007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8" calcext:value-type="float">
            <text:p>2008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09" calcext:value-type="float">
            <text:p>2009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0" calcext:value-type="float">
            <text:p>2010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2" calcext:value-type="float">
            <text:p>2012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3" calcext:value-type="float">
            <text:p>201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4" calcext:value-type="float">
            <text:p>2014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5" calcext:value-type="float">
            <text:p>2015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6" calcext:value-type="float">
            <text:p>201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7" calcext:value-type="float">
            <text:p>201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8" calcext:value-type="float">
            <text:p>201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19" calcext:value-type="float">
            <text:p>2019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ANDRE</text:p>
          </table:table-cell>
          <table:table-cell office:value-type="float" office:value="2020" calcext:value-type="float">
            <text:p>202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0" calcext:value-type="float">
            <text:p>2000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1" calcext:value-type="float">
            <text:p>2001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2" calcext:value-type="float">
            <text:p>2002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3" calcext:value-type="float">
            <text:p>2003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4" calcext:value-type="float">
            <text:p>2004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5" calcext:value-type="float">
            <text:p>2005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6" calcext:value-type="float">
            <text:p>2006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7" calcext:value-type="float">
            <text:p>2007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8" calcext:value-type="float">
            <text:p>2008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09" calcext:value-type="float">
            <text:p>2009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2" calcext:value-type="float">
            <text:p>201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3" calcext:value-type="float">
            <text:p>2013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4" calcext:value-type="float">
            <text:p>2014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5" calcext:value-type="float">
            <text:p>201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6" calcext:value-type="float">
            <text:p>201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EXIS</text:p>
          </table:table-cell>
          <table:table-cell office:value-type="float" office:value="2017" calcext:value-type="float">
            <text:p>201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LLAN</text:p>
          </table:table-cell>
          <table:table-cell office:value-type="float" office:value="2000" calcext:value-type="float">
            <text:p>200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07" calcext:value-type="float">
            <text:p>2007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08" calcext:value-type="float">
            <text:p>200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09" calcext:value-type="float">
            <text:p>200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10" calcext:value-type="float">
            <text:p>201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11" calcext:value-type="float">
            <text:p>2011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12" calcext:value-type="float">
            <text:p>201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13" calcext:value-type="float">
            <text:p>201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NE</text:p>
          </table:table-cell>
          <table:table-cell office:value-type="float" office:value="2014" calcext:value-type="float">
            <text:p>201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R</text:p>
          </table:table-cell>
          <table:table-cell office:value-type="float" office:value="2017" calcext:value-type="float">
            <text:p>2017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R</text:p>
          </table:table-cell>
          <table:table-cell office:value-type="float" office:value="2018" calcext:value-type="float">
            <text:p>2018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R</text:p>
          </table:table-cell>
          <table:table-cell office:value-type="float" office:value="2019" calcext:value-type="float">
            <text:p>2019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R</text:p>
          </table:table-cell>
          <table:table-cell office:value-type="float" office:value="2020" calcext:value-type="float">
            <text:p>202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MIR</text:p>
          </table:table-cell>
          <table:table-cell office:value-type="float" office:value="2021" calcext:value-type="float">
            <text:p>2021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0" calcext:value-type="float">
            <text:p>2000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1" calcext:value-type="float">
            <text:p>2001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2" calcext:value-type="float">
            <text:p>2002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3" calcext:value-type="float">
            <text:p>2003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4" calcext:value-type="float">
            <text:p>2004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5" calcext:value-type="float">
            <text:p>200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7" calcext:value-type="float">
            <text:p>2007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HONY</text:p>
          </table:table-cell>
          <table:table-cell office:value-type="float" office:value="2008" calcext:value-type="float">
            <text:p>200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0" calcext:value-type="float">
            <text:p>2000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1" calcext:value-type="float">
            <text:p>2001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2" calcext:value-type="float">
            <text:p>2002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3" calcext:value-type="float">
            <text:p>2003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4" calcext:value-type="float">
            <text:p>2004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5" calcext:value-type="float">
            <text:p>2005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6" calcext:value-type="float">
            <text:p>200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7" calcext:value-type="float">
            <text:p>2007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8" calcext:value-type="float">
            <text:p>2008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09" calcext:value-type="float">
            <text:p>2009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0" calcext:value-type="float">
            <text:p>2010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1" calcext:value-type="float">
            <text:p>2011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3" calcext:value-type="float">
            <text:p>201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4" calcext:value-type="float">
            <text:p>201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5" calcext:value-type="float">
            <text:p>2015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6" calcext:value-type="float">
            <text:p>201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7" calcext:value-type="float">
            <text:p>201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8" calcext:value-type="float">
            <text:p>2018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19" calcext:value-type="float">
            <text:p>2019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20" calcext:value-type="float">
            <text:p>2020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INE</text:p>
          </table:table-cell>
          <table:table-cell office:value-type="float" office:value="2021" calcext:value-type="float">
            <text:p>202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0" calcext:value-type="float">
            <text:p>200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1" calcext:value-type="float">
            <text:p>200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2" calcext:value-type="float">
            <text:p>2002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3" calcext:value-type="float">
            <text:p>200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4" calcext:value-type="float">
            <text:p>200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6" calcext:value-type="float">
            <text:p>200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7" calcext:value-type="float">
            <text:p>2007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08" calcext:value-type="float">
            <text:p>2008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NTONIN</text:p>
          </table:table-cell>
          <table:table-cell office:value-type="float" office:value="2014" calcext:value-type="float">
            <text:p>201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NAUD</text:p>
          </table:table-cell>
          <table:table-cell office:value-type="float" office:value="2000" calcext:value-type="float">
            <text:p>200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NAUD</text:p>
          </table:table-cell>
          <table:table-cell office:value-type="float" office:value="2001" calcext:value-type="float">
            <text:p>200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1" calcext:value-type="float">
            <text:p>2001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2" calcext:value-type="float">
            <text:p>2002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3" calcext:value-type="float">
            <text:p>2003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4" calcext:value-type="float">
            <text:p>2004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5" calcext:value-type="float">
            <text:p>2005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6" calcext:value-type="float">
            <text:p>2006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7" calcext:value-type="float">
            <text:p>200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8" calcext:value-type="float">
            <text:p>200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09" calcext:value-type="float">
            <text:p>2009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0" calcext:value-type="float">
            <text:p>2010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1" calcext:value-type="float">
            <text:p>2011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2" calcext:value-type="float">
            <text:p>201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3" calcext:value-type="float">
            <text:p>201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4" calcext:value-type="float">
            <text:p>2014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5" calcext:value-type="float">
            <text:p>2015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6" calcext:value-type="float">
            <text:p>2016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20" calcext:value-type="float">
            <text:p>2020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RTHUR</text:p>
          </table:table-cell>
          <table:table-cell office:value-type="float" office:value="2021" calcext:value-type="float">
            <text:p>2021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3" calcext:value-type="float">
            <text:p>201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4" calcext:value-type="float">
            <text:p>201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5" calcext:value-type="float">
            <text:p>2015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6" calcext:value-type="float">
            <text:p>201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7" calcext:value-type="float">
            <text:p>201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8" calcext:value-type="float">
            <text:p>201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20" calcext:value-type="float">
            <text:p>202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GUSTIN</text:p>
          </table:table-cell>
          <table:table-cell office:value-type="float" office:value="2021" calcext:value-type="float">
            <text:p>202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RÉLIEN</text:p>
          </table:table-cell>
          <table:table-cell office:value-type="float" office:value="2000" calcext:value-type="float">
            <text:p>2000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RÉLIEN</text:p>
          </table:table-cell>
          <table:table-cell office:value-type="float" office:value="2001" calcext:value-type="float">
            <text:p>200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RÉLIEN</text:p>
          </table:table-cell>
          <table:table-cell office:value-type="float" office:value="2002" calcext:value-type="float">
            <text:p>200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RÉLIEN</text:p>
          </table:table-cell>
          <table:table-cell office:value-type="float" office:value="2003" calcext:value-type="float">
            <text:p>200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URÉLIEN</text:p>
          </table:table-cell>
          <table:table-cell office:value-type="float" office:value="2004" calcext:value-type="float">
            <text:p>200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0" calcext:value-type="float">
            <text:p>20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1" calcext:value-type="float">
            <text:p>2001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2" calcext:value-type="float">
            <text:p>2002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3" calcext:value-type="float">
            <text:p>2003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4" calcext:value-type="float">
            <text:p>2004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5" calcext:value-type="float">
            <text:p>2005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6" calcext:value-type="float">
            <text:p>2006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7" calcext:value-type="float">
            <text:p>2007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8" calcext:value-type="float">
            <text:p>2008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09" calcext:value-type="float">
            <text:p>200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0" calcext:value-type="float">
            <text:p>201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1" calcext:value-type="float">
            <text:p>201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3" calcext:value-type="float">
            <text:p>2013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4" calcext:value-type="float">
            <text:p>2014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5" calcext:value-type="float">
            <text:p>201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6" calcext:value-type="float">
            <text:p>2016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7" calcext:value-type="float">
            <text:p>2017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8" calcext:value-type="float">
            <text:p>2018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19" calcext:value-type="float">
            <text:p>2019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20" calcext:value-type="float">
            <text:p>2020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XEL</text:p>
          </table:table-cell>
          <table:table-cell office:value-type="float" office:value="2021" calcext:value-type="float">
            <text:p>202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YDEN</text:p>
          </table:table-cell>
          <table:table-cell office:value-type="float" office:value="2018" calcext:value-type="float">
            <text:p>2018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YDEN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YDEN</text:p>
          </table:table-cell>
          <table:table-cell office:value-type="float" office:value="2020" calcext:value-type="float">
            <text:p>202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AYDEN</text:p>
          </table:table-cell>
          <table:table-cell office:value-type="float" office:value="2021" calcext:value-type="float">
            <text:p>2021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0" calcext:value-type="float">
            <text:p>200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1" calcext:value-type="float">
            <text:p>2001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2" calcext:value-type="float">
            <text:p>200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3" calcext:value-type="float">
            <text:p>2003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4" calcext:value-type="float">
            <text:p>2004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5" calcext:value-type="float">
            <text:p>2005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6" calcext:value-type="float">
            <text:p>2006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7" calcext:value-type="float">
            <text:p>2007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8" calcext:value-type="float">
            <text:p>2008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09" calcext:value-type="float">
            <text:p>2009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0" calcext:value-type="float">
            <text:p>201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1" calcext:value-type="float">
            <text:p>201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3" calcext:value-type="float">
            <text:p>2013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4" calcext:value-type="float">
            <text:p>2014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5" calcext:value-type="float">
            <text:p>2015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6" calcext:value-type="float">
            <text:p>201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7" calcext:value-type="float">
            <text:p>2017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8" calcext:value-type="float">
            <text:p>201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19" calcext:value-type="float">
            <text:p>201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PTISTE</text:p>
          </table:table-cell>
          <table:table-cell office:value-type="float" office:value="2020" calcext:value-type="float">
            <text:p>202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0" calcext:value-type="float">
            <text:p>200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1" calcext:value-type="float">
            <text:p>200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2" calcext:value-type="float">
            <text:p>200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3" calcext:value-type="float">
            <text:p>2003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4" calcext:value-type="float">
            <text:p>200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5" calcext:value-type="float">
            <text:p>2005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7" calcext:value-type="float">
            <text:p>2007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8" calcext:value-type="float">
            <text:p>2008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09" calcext:value-type="float">
            <text:p>200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10" calcext:value-type="float">
            <text:p>201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ASTIEN</text:p>
          </table:table-cell>
          <table:table-cell office:value-type="float" office:value="2011" calcext:value-type="float">
            <text:p>2011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0" calcext:value-type="float">
            <text:p>200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1" calcext:value-type="float">
            <text:p>2001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2" calcext:value-type="float">
            <text:p>2002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3" calcext:value-type="float">
            <text:p>2003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4" calcext:value-type="float">
            <text:p>2004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5" calcext:value-type="float">
            <text:p>2005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6" calcext:value-type="float">
            <text:p>200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7" calcext:value-type="float">
            <text:p>2007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8" calcext:value-type="float">
            <text:p>200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09" calcext:value-type="float">
            <text:p>200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10" calcext:value-type="float">
            <text:p>201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11" calcext:value-type="float">
            <text:p>201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12" calcext:value-type="float">
            <text:p>201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13" calcext:value-type="float">
            <text:p>201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JAMIN</text:p>
          </table:table-cell>
          <table:table-cell office:value-type="float" office:value="2014" calcext:value-type="float">
            <text:p>201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ENOÎT</text:p>
          </table:table-cell>
          <table:table-cell office:value-type="float" office:value="2000" calcext:value-type="float">
            <text:p>200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RYAN</text:p>
          </table:table-cell>
          <table:table-cell office:value-type="float" office:value="2000" calcext:value-type="float">
            <text:p>2000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RYAN</text:p>
          </table:table-cell>
          <table:table-cell office:value-type="float" office:value="2001" calcext:value-type="float">
            <text:p>2001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RYAN</text:p>
          </table:table-cell>
          <table:table-cell office:value-type="float" office:value="2002" calcext:value-type="float">
            <text:p>200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RYAN</text:p>
          </table:table-cell>
          <table:table-cell office:value-type="float" office:value="2003" calcext:value-type="float">
            <text:p>2003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RYAN</text:p>
          </table:table-cell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15" calcext:value-type="float">
            <text:p>201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16" calcext:value-type="float">
            <text:p>201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17" calcext:value-type="float">
            <text:p>20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18" calcext:value-type="float">
            <text:p>201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19" calcext:value-type="float">
            <text:p>201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20" calcext:value-type="float">
            <text:p>202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AMILLE</text:p>
          </table:table-cell>
          <table:table-cell office:value-type="float" office:value="2021" calcext:value-type="float">
            <text:p>202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HARLES</text:p>
          </table:table-cell>
          <table:table-cell office:value-type="float" office:value="2000" calcext:value-type="float">
            <text:p>200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HARLES</text:p>
          </table:table-cell>
          <table:table-cell office:value-type="float" office:value="2001" calcext:value-type="float">
            <text:p>200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HRISTOPHER</text:p>
          </table:table-cell>
          <table:table-cell office:value-type="float" office:value="2000" calcext:value-type="float">
            <text:p>200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EMENT</text:p>
          </table:table-cell>
          <table:table-cell office:value-type="float" office:value="2010" calcext:value-type="float">
            <text:p>201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EMENT</text:p>
          </table:table-cell>
          <table:table-cell office:value-type="float" office:value="2011" calcext:value-type="float">
            <text:p>201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0" calcext:value-type="float">
            <text:p>2000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1" calcext:value-type="float">
            <text:p>2001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2" calcext:value-type="float">
            <text:p>2002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3" calcext:value-type="float">
            <text:p>2003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4" calcext:value-type="float">
            <text:p>2004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5" calcext:value-type="float">
            <text:p>200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6" calcext:value-type="float">
            <text:p>2006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7" calcext:value-type="float">
            <text:p>2007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8" calcext:value-type="float">
            <text:p>2008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09" calcext:value-type="float">
            <text:p>2009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0" calcext:value-type="float">
            <text:p>2010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1" calcext:value-type="float">
            <text:p>201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3" calcext:value-type="float">
            <text:p>2013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4" calcext:value-type="float">
            <text:p>2014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5" calcext:value-type="float">
            <text:p>2015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6" calcext:value-type="float">
            <text:p>2016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7" calcext:value-type="float">
            <text:p>2017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8" calcext:value-type="float">
            <text:p>201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19" calcext:value-type="float">
            <text:p>201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20" calcext:value-type="float">
            <text:p>202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LÉMENT</text:p>
          </table:table-cell>
          <table:table-cell office:value-type="float" office:value="2021" calcext:value-type="float">
            <text:p>202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ÔME</text:p>
          </table:table-cell>
          <table:table-cell office:value-type="float" office:value="2018" calcext:value-type="float">
            <text:p>201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ÔME</text:p>
          </table:table-cell>
          <table:table-cell office:value-type="float" office:value="2019" calcext:value-type="float">
            <text:p>201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ÔME</text:p>
          </table:table-cell>
          <table:table-cell office:value-type="float" office:value="2020" calcext:value-type="float">
            <text:p>202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ÔME</text:p>
          </table:table-cell>
          <table:table-cell office:value-type="float" office:value="2021" calcext:value-type="float">
            <text:p>202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0" calcext:value-type="float">
            <text:p>2000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1" calcext:value-type="float">
            <text:p>2001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2" calcext:value-type="float">
            <text:p>200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3" calcext:value-type="float">
            <text:p>2003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4" calcext:value-type="float">
            <text:p>2004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5" calcext:value-type="float">
            <text:p>200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6" calcext:value-type="float">
            <text:p>2006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8" calcext:value-type="float">
            <text:p>2008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09" calcext:value-type="float">
            <text:p>200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CORENTIN</text:p>
          </table:table-cell>
          <table:table-cell office:value-type="float" office:value="2010" calcext:value-type="float">
            <text:p>201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MIEN</text:p>
          </table:table-cell>
          <table:table-cell office:value-type="float" office:value="2000" calcext:value-type="float">
            <text:p>20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MIEN</text:p>
          </table:table-cell>
          <table:table-cell office:value-type="float" office:value="2001" calcext:value-type="float">
            <text:p>200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MIEN</text:p>
          </table:table-cell>
          <table:table-cell office:value-type="float" office:value="2002" calcext:value-type="float">
            <text:p>200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MIEN</text:p>
          </table:table-cell>
          <table:table-cell office:value-type="float" office:value="2003" calcext:value-type="float">
            <text:p>2003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MIEN</text:p>
          </table:table-cell>
          <table:table-cell office:value-type="float" office:value="2004" calcext:value-type="float">
            <text:p>200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VID</text:p>
          </table:table-cell>
          <table:table-cell office:value-type="float" office:value="2000" calcext:value-type="float">
            <text:p>2000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VID</text:p>
          </table:table-cell>
          <table:table-cell office:value-type="float" office:value="2001" calcext:value-type="float">
            <text:p>2001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VID</text:p>
          </table:table-cell>
          <table:table-cell office:value-type="float" office:value="2002" calcext:value-type="float">
            <text:p>200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AVID</text:p>
          </table:table-cell>
          <table:table-cell office:value-type="float" office:value="2003" calcext:value-type="float">
            <text:p>200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0" calcext:value-type="float">
            <text:p>20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1" calcext:value-type="float">
            <text:p>2001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2" calcext:value-type="float">
            <text:p>200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3" calcext:value-type="float">
            <text:p>20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4" calcext:value-type="float">
            <text:p>200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5" calcext:value-type="float">
            <text:p>2005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ORIAN</text:p>
          </table:table-cell>
          <table:table-cell office:value-type="float" office:value="2007" calcext:value-type="float">
            <text:p>200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0" calcext:value-type="float">
            <text:p>2000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1" calcext:value-type="float">
            <text:p>2001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2" calcext:value-type="float">
            <text:p>2002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3" calcext:value-type="float">
            <text:p>2003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4" calcext:value-type="float">
            <text:p>200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5" calcext:value-type="float">
            <text:p>2005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6" calcext:value-type="float">
            <text:p>2006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7" calcext:value-type="float">
            <text:p>2007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8" calcext:value-type="float">
            <text:p>2008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09" calcext:value-type="float">
            <text:p>200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DYLAN</text:p>
          </table:table-cell>
          <table:table-cell office:value-type="float" office:value="2010" calcext:value-type="float">
            <text:p>201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3" calcext:value-type="float">
            <text:p>2013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4" calcext:value-type="float">
            <text:p>201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5" calcext:value-type="float">
            <text:p>201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6" calcext:value-type="float">
            <text:p>201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7" calcext:value-type="float">
            <text:p>2017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8" calcext:value-type="float">
            <text:p>201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19" calcext:value-type="float">
            <text:p>201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20" calcext:value-type="float">
            <text:p>202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DEN</text:p>
          </table:table-cell>
          <table:table-cell office:value-type="float" office:value="2021" calcext:value-type="float">
            <text:p>202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</text:p>
          </table:table-cell>
          <table:table-cell office:value-type="float" office:value="2021" calcext:value-type="float">
            <text:p>202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08" calcext:value-type="float">
            <text:p>200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09" calcext:value-type="float">
            <text:p>200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0" calcext:value-type="float">
            <text:p>201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1" calcext:value-type="float">
            <text:p>201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2" calcext:value-type="float">
            <text:p>2012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3" calcext:value-type="float">
            <text:p>201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4" calcext:value-type="float">
            <text:p>201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5" calcext:value-type="float">
            <text:p>201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6" calcext:value-type="float">
            <text:p>201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7" calcext:value-type="float">
            <text:p>201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8" calcext:value-type="float">
            <text:p>2018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19" calcext:value-type="float">
            <text:p>2019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20" calcext:value-type="float">
            <text:p>202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LIOTT</text:p>
          </table:table-cell>
          <table:table-cell office:value-type="float" office:value="2021" calcext:value-type="float">
            <text:p>202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0" calcext:value-type="float">
            <text:p>200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1" calcext:value-type="float">
            <text:p>2001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2" calcext:value-type="float">
            <text:p>200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3" calcext:value-type="float">
            <text:p>2003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4" calcext:value-type="float">
            <text:p>2004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5" calcext:value-type="float">
            <text:p>2005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6" calcext:value-type="float">
            <text:p>2006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7" calcext:value-type="float">
            <text:p>2007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8" calcext:value-type="float">
            <text:p>2008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09" calcext:value-type="float">
            <text:p>2009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0" calcext:value-type="float">
            <text:p>2010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1" calcext:value-type="float">
            <text:p>2011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2" calcext:value-type="float">
            <text:p>2012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3" calcext:value-type="float">
            <text:p>2013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4" calcext:value-type="float">
            <text:p>2014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6" calcext:value-type="float">
            <text:p>2016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7" calcext:value-type="float">
            <text:p>201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8" calcext:value-type="float">
            <text:p>201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19" calcext:value-type="float">
            <text:p>2019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20" calcext:value-type="float">
            <text:p>202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NZO</text:p>
          </table:table-cell>
          <table:table-cell office:value-type="float" office:value="2021" calcext:value-type="float">
            <text:p>202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0" calcext:value-type="float">
            <text:p>20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1" calcext:value-type="float">
            <text:p>200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2" calcext:value-type="float">
            <text:p>200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3" calcext:value-type="float">
            <text:p>2003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4" calcext:value-type="float">
            <text:p>200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5" calcext:value-type="float">
            <text:p>200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6" calcext:value-type="float">
            <text:p>200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7" calcext:value-type="float">
            <text:p>200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RWAN</text:p>
          </table:table-cell>
          <table:table-cell office:value-type="float" office:value="2008" calcext:value-type="float">
            <text:p>200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2" calcext:value-type="float">
            <text:p>200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3" calcext:value-type="float">
            <text:p>200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4" calcext:value-type="float">
            <text:p>200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5" calcext:value-type="float">
            <text:p>2005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6" calcext:value-type="float">
            <text:p>200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7" calcext:value-type="float">
            <text:p>2007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8" calcext:value-type="float">
            <text:p>2008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0" calcext:value-type="float">
            <text:p>2010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1" calcext:value-type="float">
            <text:p>201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2" calcext:value-type="float">
            <text:p>201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3" calcext:value-type="float">
            <text:p>2013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4" calcext:value-type="float">
            <text:p>201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5" calcext:value-type="float">
            <text:p>201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STEBAN</text:p>
          </table:table-cell>
          <table:table-cell office:value-type="float" office:value="2016" calcext:value-type="float">
            <text:p>201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3" calcext:value-type="float">
            <text:p>200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4" calcext:value-type="float">
            <text:p>2004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5" calcext:value-type="float">
            <text:p>200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6" calcext:value-type="float">
            <text:p>2006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7" calcext:value-type="float">
            <text:p>200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8" calcext:value-type="float">
            <text:p>200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09" calcext:value-type="float">
            <text:p>200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0" calcext:value-type="float">
            <text:p>2010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1" calcext:value-type="float">
            <text:p>20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2" calcext:value-type="float">
            <text:p>2012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3" calcext:value-type="float">
            <text:p>2013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4" calcext:value-type="float">
            <text:p>2014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5" calcext:value-type="float">
            <text:p>2015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6" calcext:value-type="float">
            <text:p>2016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7" calcext:value-type="float">
            <text:p>2017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8" calcext:value-type="float">
            <text:p>2018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19" calcext:value-type="float">
            <text:p>2019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20" calcext:value-type="float">
            <text:p>2020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THAN</text:p>
          </table:table-cell>
          <table:table-cell office:value-type="float" office:value="2021" calcext:value-type="float">
            <text:p>202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1" calcext:value-type="float">
            <text:p>200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2" calcext:value-type="float">
            <text:p>200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3" calcext:value-type="float">
            <text:p>200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5" calcext:value-type="float">
            <text:p>2005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6" calcext:value-type="float">
            <text:p>2006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7" calcext:value-type="float">
            <text:p>2007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8" calcext:value-type="float">
            <text:p>2008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09" calcext:value-type="float">
            <text:p>2009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0" calcext:value-type="float">
            <text:p>2010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1" calcext:value-type="float">
            <text:p>2011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2" calcext:value-type="float">
            <text:p>2012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3" calcext:value-type="float">
            <text:p>201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4" calcext:value-type="float">
            <text:p>201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5" calcext:value-type="float">
            <text:p>2015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6" calcext:value-type="float">
            <text:p>201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7" calcext:value-type="float">
            <text:p>201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8" calcext:value-type="float">
            <text:p>2018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19" calcext:value-type="float">
            <text:p>2019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20" calcext:value-type="float">
            <text:p>20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EVAN</text:p>
          </table:table-cell>
          <table:table-cell office:value-type="float" office:value="2021" calcext:value-type="float">
            <text:p>202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ABIEN</text:p>
          </table:table-cell>
          <table:table-cell office:value-type="float" office:value="2000" calcext:value-type="float">
            <text:p>2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0" calcext:value-type="float">
            <text:p>2000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1" calcext:value-type="float">
            <text:p>2001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2" calcext:value-type="float">
            <text:p>2002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3" calcext:value-type="float">
            <text:p>2003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4" calcext:value-type="float">
            <text:p>200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5" calcext:value-type="float">
            <text:p>200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6" calcext:value-type="float">
            <text:p>2006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7" calcext:value-type="float">
            <text:p>2007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FLORIAN</text:p>
          </table:table-cell>
          <table:table-cell office:value-type="float" office:value="2008" calcext:value-type="float">
            <text:p>200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04" calcext:value-type="float">
            <text:p>20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05" calcext:value-type="float">
            <text:p>2005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07" calcext:value-type="float">
            <text:p>200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0" calcext:value-type="float">
            <text:p>2010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1" calcext:value-type="float">
            <text:p>2011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3" calcext:value-type="float">
            <text:p>2013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4" calcext:value-type="float">
            <text:p>201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5" calcext:value-type="float">
            <text:p>2015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6" calcext:value-type="float">
            <text:p>2016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7" calcext:value-type="float">
            <text:p>2017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8" calcext:value-type="float">
            <text:p>2018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19" calcext:value-type="float">
            <text:p>2019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20" calcext:value-type="float">
            <text:p>202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IN</text:p>
          </table:table-cell>
          <table:table-cell office:value-type="float" office:value="2021" calcext:value-type="float">
            <text:p>2021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0" calcext:value-type="float">
            <text:p>200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1" calcext:value-type="float">
            <text:p>2001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2" calcext:value-type="float">
            <text:p>2002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3" calcext:value-type="float">
            <text:p>2003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4" calcext:value-type="float">
            <text:p>2004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5" calcext:value-type="float">
            <text:p>2005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6" calcext:value-type="float">
            <text:p>2006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7" calcext:value-type="float">
            <text:p>2007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8" calcext:value-type="float">
            <text:p>2008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09" calcext:value-type="float">
            <text:p>2009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0" calcext:value-type="float">
            <text:p>2010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1" calcext:value-type="float">
            <text:p>201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2" calcext:value-type="float">
            <text:p>2012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3" calcext:value-type="float">
            <text:p>2013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4" calcext:value-type="float">
            <text:p>2014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5" calcext:value-type="float">
            <text:p>2015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6" calcext:value-type="float">
            <text:p>2016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7" calcext:value-type="float">
            <text:p>2017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8" calcext:value-type="float">
            <text:p>2018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19" calcext:value-type="float">
            <text:p>2019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20" calcext:value-type="float">
            <text:p>2020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BRIEL</text:p>
          </table:table-cell>
          <table:table-cell office:value-type="float" office:value="2021" calcext:value-type="float">
            <text:p>2021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ËTAN</text:p>
          </table:table-cell>
          <table:table-cell office:value-type="float" office:value="2000" calcext:value-type="float">
            <text:p>2000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ËTAN</text:p>
          </table:table-cell>
          <table:table-cell office:value-type="float" office:value="2001" calcext:value-type="float">
            <text:p>200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0" calcext:value-type="float">
            <text:p>201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1" calcext:value-type="float">
            <text:p>201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2" calcext:value-type="float">
            <text:p>2012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3" calcext:value-type="float">
            <text:p>201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4" calcext:value-type="float">
            <text:p>201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5" calcext:value-type="float">
            <text:p>2015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6" calcext:value-type="float">
            <text:p>201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7" calcext:value-type="float">
            <text:p>201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8" calcext:value-type="float">
            <text:p>201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19" calcext:value-type="float">
            <text:p>2019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20" calcext:value-type="float">
            <text:p>2020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ASPARD</text:p>
          </table:table-cell>
          <table:table-cell office:value-type="float" office:value="2021" calcext:value-type="float">
            <text:p>202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0" calcext:value-type="float">
            <text:p>2000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1" calcext:value-type="float">
            <text:p>2001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2" calcext:value-type="float">
            <text:p>2002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3" calcext:value-type="float">
            <text:p>2003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4" calcext:value-type="float">
            <text:p>200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5" calcext:value-type="float">
            <text:p>20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GUILLAUME</text:p>
          </table:table-cell>
          <table:table-cell office:value-type="float" office:value="2006" calcext:value-type="float">
            <text:p>200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0" calcext:value-type="float">
            <text:p>2000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1" calcext:value-type="float">
            <text:p>2001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2" calcext:value-type="float">
            <text:p>2002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3" calcext:value-type="float">
            <text:p>2003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4" calcext:value-type="float">
            <text:p>2004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5" calcext:value-type="float">
            <text:p>2005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6" calcext:value-type="float">
            <text:p>2006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7" calcext:value-type="float">
            <text:p>2007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8" calcext:value-type="float">
            <text:p>2008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09" calcext:value-type="float">
            <text:p>2009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0" calcext:value-type="float">
            <text:p>201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1" calcext:value-type="float">
            <text:p>2011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2" calcext:value-type="float">
            <text:p>2012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3" calcext:value-type="float">
            <text:p>2013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6" calcext:value-type="float">
            <text:p>2016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7" calcext:value-type="float">
            <text:p>2017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19" calcext:value-type="float">
            <text:p>2019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20" calcext:value-type="float">
            <text:p>2020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HUGO</text:p>
          </table:table-cell>
          <table:table-cell office:value-type="float" office:value="2021" calcext:value-type="float">
            <text:p>2021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14" calcext:value-type="float">
            <text:p>201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15" calcext:value-type="float">
            <text:p>201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16" calcext:value-type="float">
            <text:p>201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17" calcext:value-type="float">
            <text:p>20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18" calcext:value-type="float">
            <text:p>2018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19" calcext:value-type="float">
            <text:p>2019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20" calcext:value-type="float">
            <text:p>202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BRAHIM</text:p>
          </table:table-cell>
          <table:table-cell office:value-type="float" office:value="2021" calcext:value-type="float">
            <text:p>2021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AN</text:p>
          </table:table-cell>
          <table:table-cell office:value-type="float" office:value="2007" calcext:value-type="float">
            <text:p>200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AN</text:p>
          </table:table-cell>
          <table:table-cell office:value-type="float" office:value="2008" calcext:value-type="float">
            <text:p>200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AN</text:p>
          </table:table-cell>
          <table:table-cell office:value-type="float" office:value="2009" calcext:value-type="float">
            <text:p>200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07" calcext:value-type="float">
            <text:p>200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08" calcext:value-type="float">
            <text:p>200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09" calcext:value-type="float">
            <text:p>200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10" calcext:value-type="float">
            <text:p>201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11" calcext:value-type="float">
            <text:p>201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12" calcext:value-type="float">
            <text:p>2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13" calcext:value-type="float">
            <text:p>201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14" calcext:value-type="float">
            <text:p>2014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LYES</text:p>
          </table:table-cell>
          <table:table-cell office:value-type="float" office:value="2015" calcext:value-type="float">
            <text:p>201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15" calcext:value-type="float">
            <text:p>201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16" calcext:value-type="float">
            <text:p>2016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17" calcext:value-type="float">
            <text:p>2017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18" calcext:value-type="float">
            <text:p>2018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19" calcext:value-type="float">
            <text:p>201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20" calcext:value-type="float">
            <text:p>2020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MRAN</text:p>
          </table:table-cell>
          <table:table-cell office:value-type="float" office:value="2021" calcext:value-type="float">
            <text:p>202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AAC</text:p>
          </table:table-cell>
          <table:table-cell office:value-type="float" office:value="2016" calcext:value-type="float">
            <text:p>201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AAC</text:p>
          </table:table-cell>
          <table:table-cell office:value-type="float" office:value="2017" calcext:value-type="float">
            <text:p>2017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AAC</text:p>
          </table:table-cell>
          <table:table-cell office:value-type="float" office:value="2018" calcext:value-type="float">
            <text:p>201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AAC</text:p>
          </table:table-cell>
          <table:table-cell office:value-type="float" office:value="2019" calcext:value-type="float">
            <text:p>2019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AAC</text:p>
          </table:table-cell>
          <table:table-cell office:value-type="float" office:value="2020" calcext:value-type="float">
            <text:p>202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AAC</text:p>
          </table:table-cell>
          <table:table-cell office:value-type="float" office:value="2021" calcext:value-type="float">
            <text:p>202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MAËL</text:p>
          </table:table-cell>
          <table:table-cell office:value-type="float" office:value="2019" calcext:value-type="float">
            <text:p>201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MAËL</text:p>
          </table:table-cell>
          <table:table-cell office:value-type="float" office:value="2020" calcext:value-type="float">
            <text:p>202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ISMAËL</text:p>
          </table:table-cell>
          <table:table-cell office:value-type="float" office:value="2021" calcext:value-type="float">
            <text:p>202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AN</text:p>
          </table:table-cell>
          <table:table-cell office:value-type="float" office:value="2000" calcext:value-type="float">
            <text:p>200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AN</text:p>
          </table:table-cell>
          <table:table-cell office:value-type="float" office:value="2001" calcext:value-type="float">
            <text:p>200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REMY</text:p>
          </table:table-cell>
          <table:table-cell office:value-type="float" office:value="2000" calcext:value-type="float">
            <text:p>2000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REMY</text:p>
          </table:table-cell>
          <table:table-cell office:value-type="float" office:value="2001" calcext:value-type="float">
            <text:p>2001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REMY</text:p>
          </table:table-cell>
          <table:table-cell office:value-type="float" office:value="2002" calcext:value-type="float">
            <text:p>2002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REMY</text:p>
          </table:table-cell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REMY</text:p>
          </table:table-cell>
          <table:table-cell office:value-type="float" office:value="2004" calcext:value-type="float">
            <text:p>200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EREMY</text:p>
          </table:table-cell>
          <table:table-cell office:value-type="float" office:value="2006" calcext:value-type="float">
            <text:p>200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NATHAN</text:p>
          </table:table-cell>
          <table:table-cell office:value-type="float" office:value="2000" calcext:value-type="float">
            <text:p>200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NATHAN</text:p>
          </table:table-cell>
          <table:table-cell office:value-type="float" office:value="2001" calcext:value-type="float">
            <text:p>2001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NATHAN</text:p>
          </table:table-cell>
          <table:table-cell office:value-type="float" office:value="2002" calcext:value-type="float">
            <text:p>200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NATHAN</text:p>
          </table:table-cell>
          <table:table-cell office:value-type="float" office:value="2003" calcext:value-type="float">
            <text:p>200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RDAN</text:p>
          </table:table-cell>
          <table:table-cell office:value-type="float" office:value="2000" calcext:value-type="float">
            <text:p>20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RDAN</text:p>
          </table:table-cell>
          <table:table-cell office:value-type="float" office:value="2001" calcext:value-type="float">
            <text:p>2001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RDAN</text:p>
          </table:table-cell>
          <table:table-cell office:value-type="float" office:value="2002" calcext:value-type="float">
            <text:p>200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RDAN</text:p>
          </table:table-cell>
          <table:table-cell office:value-type="float" office:value="2003" calcext:value-type="float">
            <text:p>200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RDAN</text:p>
          </table:table-cell>
          <table:table-cell office:value-type="float" office:value="2004" calcext:value-type="float">
            <text:p>200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ORDAN</text:p>
          </table:table-cell>
          <table:table-cell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0" calcext:value-type="float">
            <text:p>20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1" calcext:value-type="float">
            <text:p>2001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2" calcext:value-type="float">
            <text:p>2002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3" calcext:value-type="float">
            <text:p>2003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4" calcext:value-type="float">
            <text:p>200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5" calcext:value-type="float">
            <text:p>2005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6" calcext:value-type="float">
            <text:p>2006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7" calcext:value-type="float">
            <text:p>2007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8" calcext:value-type="float">
            <text:p>2008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09" calcext:value-type="float">
            <text:p>2009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0" calcext:value-type="float">
            <text:p>2010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1" calcext:value-type="float">
            <text:p>2011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2" calcext:value-type="float">
            <text:p>2012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3" calcext:value-type="float">
            <text:p>2013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4" calcext:value-type="float">
            <text:p>2014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5" calcext:value-type="float">
            <text:p>2015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6" calcext:value-type="float">
            <text:p>2016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7" calcext:value-type="float">
            <text:p>2017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19" calcext:value-type="float">
            <text:p>2019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20" calcext:value-type="float">
            <text:p>2020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ES</text:p>
          </table:table-cell>
          <table:table-cell office:value-type="float" office:value="2021" calcext:value-type="float">
            <text:p>2021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0" calcext:value-type="float">
            <text:p>2000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1" calcext:value-type="float">
            <text:p>2001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2" calcext:value-type="float">
            <text:p>2002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3" calcext:value-type="float">
            <text:p>2003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4" calcext:value-type="float">
            <text:p>2004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5" calcext:value-type="float">
            <text:p>2005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6" calcext:value-type="float">
            <text:p>2006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7" calcext:value-type="float">
            <text:p>200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8" calcext:value-type="float">
            <text:p>200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09" calcext:value-type="float">
            <text:p>2009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JULIEN</text:p>
          </table:table-cell>
          <table:table-cell office:value-type="float" office:value="2010" calcext:value-type="float">
            <text:p>201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3" calcext:value-type="float">
            <text:p>201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4" calcext:value-type="float">
            <text:p>2014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5" calcext:value-type="float">
            <text:p>201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6" calcext:value-type="float">
            <text:p>201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7" calcext:value-type="float">
            <text:p>201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8" calcext:value-type="float">
            <text:p>201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19" calcext:value-type="float">
            <text:p>201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20" calcext:value-type="float">
            <text:p>202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AÏS</text:p>
          </table:table-cell>
          <table:table-cell office:value-type="float" office:value="2021" calcext:value-type="float">
            <text:p>2021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0" calcext:value-type="float">
            <text:p>2000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1" calcext:value-type="float">
            <text:p>2001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2" calcext:value-type="float">
            <text:p>2002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3" calcext:value-type="float">
            <text:p>2003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4" calcext:value-type="float">
            <text:p>2004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5" calcext:value-type="float">
            <text:p>20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EVIN</text:p>
          </table:table-cell>
          <table:table-cell office:value-type="float" office:value="2007" calcext:value-type="float">
            <text:p>2007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0" calcext:value-type="float">
            <text:p>2000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1" calcext:value-type="float">
            <text:p>2001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2" calcext:value-type="float">
            <text:p>2002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3" calcext:value-type="float">
            <text:p>2003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4" calcext:value-type="float">
            <text:p>200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5" calcext:value-type="float">
            <text:p>200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6" calcext:value-type="float">
            <text:p>200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ILLIAN</text:p>
          </table:table-cell>
          <table:table-cell office:value-type="float" office:value="2007" calcext:value-type="float">
            <text:p>200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2" calcext:value-type="float">
            <text:p>200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3" calcext:value-type="float">
            <text:p>2003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4" calcext:value-type="float">
            <text:p>200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5" calcext:value-type="float">
            <text:p>2005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7" calcext:value-type="float">
            <text:p>200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8" calcext:value-type="float">
            <text:p>200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10" calcext:value-type="float">
            <text:p>2010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11" calcext:value-type="float">
            <text:p>2011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12" calcext:value-type="float">
            <text:p>201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13" calcext:value-type="float">
            <text:p>2013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14" calcext:value-type="float">
            <text:p>201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KYLIAN</text:p>
          </table:table-cell>
          <table:table-cell office:value-type="float" office:value="2018" calcext:value-type="float">
            <text:p>2018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ANDRE</text:p>
          </table:table-cell>
          <table:table-cell office:value-type="float" office:value="2021" calcext:value-type="float">
            <text:p>202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3" calcext:value-type="float">
            <text:p>200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4" calcext:value-type="float">
            <text:p>200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5" calcext:value-type="float">
            <text:p>200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6" calcext:value-type="float">
            <text:p>200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7" calcext:value-type="float">
            <text:p>2007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8" calcext:value-type="float">
            <text:p>200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09" calcext:value-type="float">
            <text:p>200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0" calcext:value-type="float">
            <text:p>20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1" calcext:value-type="float">
            <text:p>20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2" calcext:value-type="float">
            <text:p>201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3" calcext:value-type="float">
            <text:p>201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4" calcext:value-type="float">
            <text:p>201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5" calcext:value-type="float">
            <text:p>201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6" calcext:value-type="float">
            <text:p>2016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7" calcext:value-type="float">
            <text:p>2017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8" calcext:value-type="float">
            <text:p>20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NNY</text:p>
          </table:table-cell>
          <table:table-cell office:value-type="float" office:value="2019" calcext:value-type="float">
            <text:p>201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O</text:p>
          </table:table-cell>
          <table:table-cell office:value-type="float" office:value="2010" calcext:value-type="float">
            <text:p>2010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EO</text:p>
          </table:table-cell>
          <table:table-cell office:value-type="float" office:value="2011" calcext:value-type="float">
            <text:p>2011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0" calcext:value-type="float">
            <text:p>2000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1" calcext:value-type="float">
            <text:p>2001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2" calcext:value-type="float">
            <text:p>2002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3" calcext:value-type="float">
            <text:p>2003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4" calcext:value-type="float">
            <text:p>2004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5" calcext:value-type="float">
            <text:p>200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6" calcext:value-type="float">
            <text:p>200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7" calcext:value-type="float">
            <text:p>2007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8" calcext:value-type="float">
            <text:p>2008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09" calcext:value-type="float">
            <text:p>2009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0" calcext:value-type="float">
            <text:p>2010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1" calcext:value-type="float">
            <text:p>2011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2" calcext:value-type="float">
            <text:p>2012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3" calcext:value-type="float">
            <text:p>2013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4" calcext:value-type="float">
            <text:p>2014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5" calcext:value-type="float">
            <text:p>2015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6" calcext:value-type="float">
            <text:p>2016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7" calcext:value-type="float">
            <text:p>2017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8" calcext:value-type="float">
            <text:p>2018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19" calcext:value-type="float">
            <text:p>2019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20" calcext:value-type="float">
            <text:p>2020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</text:p>
          </table:table-cell>
          <table:table-cell office:value-type="float" office:value="2021" calcext:value-type="float">
            <text:p>2021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3" calcext:value-type="float">
            <text:p>201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4" calcext:value-type="float">
            <text:p>201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5" calcext:value-type="float">
            <text:p>201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6" calcext:value-type="float">
            <text:p>201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7" calcext:value-type="float">
            <text:p>201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8" calcext:value-type="float">
            <text:p>2018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19" calcext:value-type="float">
            <text:p>201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20" calcext:value-type="float">
            <text:p>2020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ÉON</text:p>
          </table:table-cell>
          <table:table-cell office:value-type="float" office:value="2021" calcext:value-type="float">
            <text:p>202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0" calcext:value-type="float">
            <text:p>201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1" calcext:value-type="float">
            <text:p>201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2" calcext:value-type="float">
            <text:p>2012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5" calcext:value-type="float">
            <text:p>2015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6" calcext:value-type="float">
            <text:p>2016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7" calcext:value-type="float">
            <text:p>2017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8" calcext:value-type="float">
            <text:p>2018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19" calcext:value-type="float">
            <text:p>2019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20" calcext:value-type="float">
            <text:p>2020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AM</text:p>
          </table:table-cell>
          <table:table-cell office:value-type="float" office:value="2021" calcext:value-type="float">
            <text:p>2021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LIAN</text:p>
          </table:table-cell>
          <table:table-cell office:value-type="float" office:value="2000" calcext:value-type="float">
            <text:p>200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LIAN</text:p>
          </table:table-cell>
          <table:table-cell office:value-type="float" office:value="2003" calcext:value-type="float">
            <text:p>200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LIAN</text:p>
          </table:table-cell>
          <table:table-cell office:value-type="float" office:value="2004" calcext:value-type="float">
            <text:p>200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LIAN</text:p>
          </table:table-cell>
          <table:table-cell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ILIAN</text:p>
          </table:table-cell>
          <table:table-cell office:value-type="float" office:value="2007" calcext:value-type="float">
            <text:p>2007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ÏC</text:p>
          </table:table-cell>
          <table:table-cell office:value-type="float" office:value="2000" calcext:value-type="float">
            <text:p>200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ÏC</text:p>
          </table:table-cell>
          <table:table-cell office:value-type="float" office:value="2001" calcext:value-type="float">
            <text:p>20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ÏC</text:p>
          </table:table-cell>
          <table:table-cell office:value-type="float" office:value="2002" calcext:value-type="float">
            <text:p>200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ÏC</text:p>
          </table:table-cell>
          <table:table-cell office:value-type="float" office:value="2003" calcext:value-type="float">
            <text:p>2003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ÏC</text:p>
          </table:table-cell>
          <table:table-cell office:value-type="float" office:value="2004" calcext:value-type="float">
            <text:p>2004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ÏC</text:p>
          </table:table-cell>
          <table:table-cell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07" calcext:value-type="float">
            <text:p>2007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08" calcext:value-type="float">
            <text:p>200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09" calcext:value-type="float">
            <text:p>200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0" calcext:value-type="float">
            <text:p>201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1" calcext:value-type="float">
            <text:p>2011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2" calcext:value-type="float">
            <text:p>201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3" calcext:value-type="float">
            <text:p>201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4" calcext:value-type="float">
            <text:p>201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5" calcext:value-type="float">
            <text:p>201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RENZO</text:p>
          </table:table-cell>
          <table:table-cell office:value-type="float" office:value="2016" calcext:value-type="float">
            <text:p>201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0" calcext:value-type="float">
            <text:p>200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1" calcext:value-type="float">
            <text:p>2001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2" calcext:value-type="float">
            <text:p>2002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3" calcext:value-type="float">
            <text:p>200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4" calcext:value-type="float">
            <text:p>2004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5" calcext:value-type="float">
            <text:p>2005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6" calcext:value-type="float">
            <text:p>2006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7" calcext:value-type="float">
            <text:p>2007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8" calcext:value-type="float">
            <text:p>2008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09" calcext:value-type="float">
            <text:p>2009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0" calcext:value-type="float">
            <text:p>2010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1" calcext:value-type="float">
            <text:p>2011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2" calcext:value-type="float">
            <text:p>2012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3" calcext:value-type="float">
            <text:p>201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4" calcext:value-type="float">
            <text:p>2014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5" calcext:value-type="float">
            <text:p>201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6" calcext:value-type="float">
            <text:p>2016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7" calcext:value-type="float">
            <text:p>2017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8" calcext:value-type="float">
            <text:p>2018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20" calcext:value-type="float">
            <text:p>2020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IS</text:p>
          </table:table-cell>
          <table:table-cell office:value-type="float" office:value="2021" calcext:value-type="float">
            <text:p>2021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KA</text:p>
          </table:table-cell>
          <table:table-cell office:value-type="float" office:value="2013" calcext:value-type="float">
            <text:p>2013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OUKA</text:p>
          </table:table-cell>
          <table:table-cell office:value-type="float" office:value="2014" calcext:value-type="float">
            <text:p>201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0" calcext:value-type="float">
            <text:p>2000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1" calcext:value-type="float">
            <text:p>2001</text:p>
          </table:table-cell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2" calcext:value-type="float">
            <text:p>2002</text:p>
          </table:table-cell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3" calcext:value-type="float">
            <text:p>2003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4" calcext:value-type="float">
            <text:p>2004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5" calcext:value-type="float">
            <text:p>2005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6" calcext:value-type="float">
            <text:p>2006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7" calcext:value-type="float">
            <text:p>2007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8" calcext:value-type="float">
            <text:p>2008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09" calcext:value-type="float">
            <text:p>2009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0" calcext:value-type="float">
            <text:p>2010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1" calcext:value-type="float">
            <text:p>2011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2" calcext:value-type="float">
            <text:p>2012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3" calcext:value-type="float">
            <text:p>2013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4" calcext:value-type="float">
            <text:p>2014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5" calcext:value-type="float">
            <text:p>2015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6" calcext:value-type="float">
            <text:p>2016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7" calcext:value-type="float">
            <text:p>201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8" calcext:value-type="float">
            <text:p>201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19" calcext:value-type="float">
            <text:p>2019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20" calcext:value-type="float">
            <text:p>202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CAS</text:p>
          </table:table-cell>
          <table:table-cell office:value-type="float" office:value="2021" calcext:value-type="float">
            <text:p>2021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UKAS</text:p>
          </table:table-cell>
          <table:table-cell office:value-type="float" office:value="2004" calcext:value-type="float">
            <text:p>200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15" calcext:value-type="float">
            <text:p>201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16" calcext:value-type="float">
            <text:p>201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17" calcext:value-type="float">
            <text:p>201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18" calcext:value-type="float">
            <text:p>201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19" calcext:value-type="float">
            <text:p>20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20" calcext:value-type="float">
            <text:p>202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LYAM</text:p>
          </table:table-cell>
          <table:table-cell office:value-type="float" office:value="2021" calcext:value-type="float">
            <text:p>202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0" calcext:value-type="float">
            <text:p>20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1" calcext:value-type="float">
            <text:p>200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2" calcext:value-type="float">
            <text:p>200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3" calcext:value-type="float">
            <text:p>200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4" calcext:value-type="float">
            <text:p>200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5" calcext:value-type="float">
            <text:p>200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6" calcext:value-type="float">
            <text:p>200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7" calcext:value-type="float">
            <text:p>2007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8" calcext:value-type="float">
            <text:p>2008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09" calcext:value-type="float">
            <text:p>2009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10" calcext:value-type="float">
            <text:p>201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EL</text:p>
          </table:table-cell>
          <table:table-cell office:value-type="float" office:value="2011" calcext:value-type="float">
            <text:p>201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1" calcext:value-type="float">
            <text:p>2011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2" calcext:value-type="float">
            <text:p>2012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3" calcext:value-type="float">
            <text:p>2013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4" calcext:value-type="float">
            <text:p>2014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5" calcext:value-type="float">
            <text:p>2015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6" calcext:value-type="float">
            <text:p>201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7" calcext:value-type="float">
            <text:p>2017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8" calcext:value-type="float">
            <text:p>2018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19" calcext:value-type="float">
            <text:p>2019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20" calcext:value-type="float">
            <text:p>2020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ËL</text:p>
          </table:table-cell>
          <table:table-cell office:value-type="float" office:value="2021" calcext:value-type="float">
            <text:p>2021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1" calcext:value-type="float">
            <text:p>201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2" calcext:value-type="float">
            <text:p>201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4" calcext:value-type="float">
            <text:p>201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5" calcext:value-type="float">
            <text:p>201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6" calcext:value-type="float">
            <text:p>201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7" calcext:value-type="float">
            <text:p>201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8" calcext:value-type="float">
            <text:p>2018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19" calcext:value-type="float">
            <text:p>2019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20" calcext:value-type="float">
            <text:p>202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LO</text:p>
          </table:table-cell>
          <table:table-cell office:value-type="float" office:value="2021" calcext:value-type="float">
            <text:p>2021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CEAU</text:p>
          </table:table-cell>
          <table:table-cell office:value-type="float" office:value="2017" calcext:value-type="float">
            <text:p>201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CEAU</text:p>
          </table:table-cell>
          <table:table-cell office:value-type="float" office:value="2018" calcext:value-type="float">
            <text:p>201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CEAU</text:p>
          </table:table-cell>
          <table:table-cell office:value-type="float" office:value="2019" calcext:value-type="float">
            <text:p>2019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CEAU</text:p>
          </table:table-cell>
          <table:table-cell office:value-type="float" office:value="2020" calcext:value-type="float">
            <text:p>202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CEAU</text:p>
          </table:table-cell>
          <table:table-cell office:value-type="float" office:value="2021" calcext:value-type="float">
            <text:p>2021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2" calcext:value-type="float">
            <text:p>2012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3" calcext:value-type="float">
            <text:p>201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4" calcext:value-type="float">
            <text:p>201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5" calcext:value-type="float">
            <text:p>201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6" calcext:value-type="float">
            <text:p>2016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7" calcext:value-type="float">
            <text:p>2017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8" calcext:value-type="float">
            <text:p>2018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19" calcext:value-type="float">
            <text:p>2019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20" calcext:value-type="float">
            <text:p>2020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IUS</text:p>
          </table:table-cell>
          <table:table-cell office:value-type="float" office:value="2021" calcext:value-type="float">
            <text:p>2021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0" calcext:value-type="float">
            <text:p>200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1" calcext:value-type="float">
            <text:p>2001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2" calcext:value-type="float">
            <text:p>2002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3" calcext:value-type="float">
            <text:p>200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4" calcext:value-type="float">
            <text:p>200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5" calcext:value-type="float">
            <text:p>200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6" calcext:value-type="float">
            <text:p>2006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7" calcext:value-type="float">
            <text:p>2007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09" calcext:value-type="float">
            <text:p>2009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0" calcext:value-type="float">
            <text:p>2010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1" calcext:value-type="float">
            <text:p>201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2" calcext:value-type="float">
            <text:p>2012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3" calcext:value-type="float">
            <text:p>201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4" calcext:value-type="float">
            <text:p>2014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5" calcext:value-type="float">
            <text:p>2015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6" calcext:value-type="float">
            <text:p>201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7" calcext:value-type="float">
            <text:p>201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8" calcext:value-type="float">
            <text:p>2018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19" calcext:value-type="float">
            <text:p>201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20" calcext:value-type="float">
            <text:p>2020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RTIN</text:p>
          </table:table-cell>
          <table:table-cell office:value-type="float" office:value="2021" calcext:value-type="float">
            <text:p>2021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1" calcext:value-type="float">
            <text:p>200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2" calcext:value-type="float">
            <text:p>200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3" calcext:value-type="float">
            <text:p>2003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4" calcext:value-type="float">
            <text:p>200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5" calcext:value-type="float">
            <text:p>200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ÉO</text:p>
          </table:table-cell>
          <table:table-cell office:value-type="float" office:value="2007" calcext:value-type="float">
            <text:p>200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EO</text:p>
          </table:table-cell>
          <table:table-cell office:value-type="float" office:value="2010" calcext:value-type="float">
            <text:p>2010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EO</text:p>
          </table:table-cell>
          <table:table-cell office:value-type="float" office:value="2011" calcext:value-type="float">
            <text:p>2011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1" calcext:value-type="float">
            <text:p>2001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2" calcext:value-type="float">
            <text:p>2002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3" calcext:value-type="float">
            <text:p>2003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4" calcext:value-type="float">
            <text:p>2004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5" calcext:value-type="float">
            <text:p>2005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6" calcext:value-type="float">
            <text:p>20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7" calcext:value-type="float">
            <text:p>2007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8" calcext:value-type="float">
            <text:p>2008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09" calcext:value-type="float">
            <text:p>2009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0" calcext:value-type="float">
            <text:p>2010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1" calcext:value-type="float">
            <text:p>2011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3" calcext:value-type="float">
            <text:p>2013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4" calcext:value-type="float">
            <text:p>201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5" calcext:value-type="float">
            <text:p>201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6" calcext:value-type="float">
            <text:p>201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7" calcext:value-type="float">
            <text:p>201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8" calcext:value-type="float">
            <text:p>2018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19" calcext:value-type="float">
            <text:p>2019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20" calcext:value-type="float">
            <text:p>202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ÉO</text:p>
          </table:table-cell>
          <table:table-cell office:value-type="float" office:value="2021" calcext:value-type="float">
            <text:p>202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0" calcext:value-type="float">
            <text:p>200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1" calcext:value-type="float">
            <text:p>200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2" calcext:value-type="float">
            <text:p>200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3" calcext:value-type="float">
            <text:p>2003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4" calcext:value-type="float">
            <text:p>2004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5" calcext:value-type="float">
            <text:p>200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6" calcext:value-type="float">
            <text:p>200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7" calcext:value-type="float">
            <text:p>2007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8" calcext:value-type="float">
            <text:p>2008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09" calcext:value-type="float">
            <text:p>2009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AS</text:p>
          </table:table-cell>
          <table:table-cell office:value-type="float" office:value="2010" calcext:value-type="float">
            <text:p>201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0" calcext:value-type="float">
            <text:p>200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1" calcext:value-type="float">
            <text:p>2001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2" calcext:value-type="float">
            <text:p>2002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3" calcext:value-type="float">
            <text:p>2003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4" calcext:value-type="float">
            <text:p>2004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5" calcext:value-type="float">
            <text:p>200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6" calcext:value-type="float">
            <text:p>2006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8" calcext:value-type="float">
            <text:p>200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09" calcext:value-type="float">
            <text:p>2009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EU</text:p>
          </table:table-cell>
          <table:table-cell office:value-type="float" office:value="2010" calcext:value-type="float">
            <text:p>201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0" calcext:value-type="float">
            <text:p>2000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1" calcext:value-type="float">
            <text:p>2001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2" calcext:value-type="float">
            <text:p>2002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3" calcext:value-type="float">
            <text:p>2003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4" calcext:value-type="float">
            <text:p>2004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5" calcext:value-type="float">
            <text:p>2005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6" calcext:value-type="float">
            <text:p>2006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7" calcext:value-type="float">
            <text:p>2007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8" calcext:value-type="float">
            <text:p>2008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09" calcext:value-type="float">
            <text:p>2009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0" calcext:value-type="float">
            <text:p>2010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1" calcext:value-type="float">
            <text:p>2011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2" calcext:value-type="float">
            <text:p>2012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3" calcext:value-type="float">
            <text:p>2013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5" calcext:value-type="float">
            <text:p>2015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6" calcext:value-type="float">
            <text:p>2016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7" calcext:value-type="float">
            <text:p>2017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8" calcext:value-type="float">
            <text:p>2018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19" calcext:value-type="float">
            <text:p>20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20" calcext:value-type="float">
            <text:p>2020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IS</text:p>
          </table:table-cell>
          <table:table-cell office:value-type="float" office:value="2021" calcext:value-type="float">
            <text:p>2021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3" calcext:value-type="float">
            <text:p>200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4" calcext:value-type="float">
            <text:p>2004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5" calcext:value-type="float">
            <text:p>2005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6" calcext:value-type="float">
            <text:p>2006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7" calcext:value-type="float">
            <text:p>2007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8" calcext:value-type="float">
            <text:p>200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0" calcext:value-type="float">
            <text:p>201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1" calcext:value-type="float">
            <text:p>2011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2" calcext:value-type="float">
            <text:p>2012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3" calcext:value-type="float">
            <text:p>2013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4" calcext:value-type="float">
            <text:p>201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5" calcext:value-type="float">
            <text:p>20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HYS</text:p>
          </table:table-cell>
          <table:table-cell office:value-type="float" office:value="2016" calcext:value-type="float">
            <text:p>201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0" calcext:value-type="float">
            <text:p>200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1" calcext:value-type="float">
            <text:p>200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2" calcext:value-type="float">
            <text:p>2002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3" calcext:value-type="float">
            <text:p>2003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4" calcext:value-type="float">
            <text:p>2004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5" calcext:value-type="float">
            <text:p>2005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6" calcext:value-type="float">
            <text:p>2006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7" calcext:value-type="float">
            <text:p>2007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8" calcext:value-type="float">
            <text:p>2008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ÉO</text:p>
          </table:table-cell>
          <table:table-cell office:value-type="float" office:value="2009" calcext:value-type="float">
            <text:p>2009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0" calcext:value-type="float">
            <text:p>2000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1" calcext:value-type="float">
            <text:p>200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2" calcext:value-type="float">
            <text:p>2002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3" calcext:value-type="float">
            <text:p>200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4" calcext:value-type="float">
            <text:p>2004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TTHIEU</text:p>
          </table:table-cell>
          <table:table-cell office:value-type="float" office:value="2006" calcext:value-type="float">
            <text:p>200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0" calcext:value-type="float">
            <text:p>200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1" calcext:value-type="float">
            <text:p>200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2" calcext:value-type="float">
            <text:p>20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3" calcext:value-type="float">
            <text:p>2003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4" calcext:value-type="float">
            <text:p>2004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5" calcext:value-type="float">
            <text:p>200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6" calcext:value-type="float">
            <text:p>2006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7" calcext:value-type="float">
            <text:p>2007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8" calcext:value-type="float">
            <text:p>2008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09" calcext:value-type="float">
            <text:p>2009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0" calcext:value-type="float">
            <text:p>201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1" calcext:value-type="float">
            <text:p>2011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2" calcext:value-type="float">
            <text:p>2012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3" calcext:value-type="float">
            <text:p>201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4" calcext:value-type="float">
            <text:p>2014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5" calcext:value-type="float">
            <text:p>2015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6" calcext:value-type="float">
            <text:p>2016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7" calcext:value-type="float">
            <text:p>201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8" calcext:value-type="float">
            <text:p>201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19" calcext:value-type="float">
            <text:p>2019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20" calcext:value-type="float">
            <text:p>202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ENCE</text:p>
          </table:table-cell>
          <table:table-cell office:value-type="float" office:value="2021" calcext:value-type="float">
            <text:p>202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0" calcext:value-type="float">
            <text:p>2000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1" calcext:value-type="float">
            <text:p>2001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2" calcext:value-type="float">
            <text:p>2002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3" calcext:value-type="float">
            <text:p>2003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4" calcext:value-type="float">
            <text:p>2004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5" calcext:value-type="float">
            <text:p>2005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6" calcext:value-type="float">
            <text:p>20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7" calcext:value-type="float">
            <text:p>2007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8" calcext:value-type="float">
            <text:p>2008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09" calcext:value-type="float">
            <text:p>2009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0" calcext:value-type="float">
            <text:p>201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1" calcext:value-type="float">
            <text:p>2011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2" calcext:value-type="float">
            <text:p>2012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4" calcext:value-type="float">
            <text:p>201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5" calcext:value-type="float">
            <text:p>2015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6" calcext:value-type="float">
            <text:p>201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7" calcext:value-type="float">
            <text:p>2017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8" calcext:value-type="float">
            <text:p>201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19" calcext:value-type="float">
            <text:p>2019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AXIME</text:p>
          </table:table-cell>
          <table:table-cell office:value-type="float" office:value="2020" calcext:value-type="float">
            <text:p>202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EHDI</text:p>
          </table:table-cell>
          <table:table-cell office:value-type="float" office:value="2000" calcext:value-type="float">
            <text:p>2000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EHDI</text:p>
          </table:table-cell>
          <table:table-cell office:value-type="float" office:value="2001" calcext:value-type="float">
            <text:p>2001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EHDI</text:p>
          </table:table-cell>
          <table:table-cell office:value-type="float" office:value="2002" calcext:value-type="float">
            <text:p>200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EHDI</text:p>
          </table:table-cell>
          <table:table-cell office:value-type="float" office:value="2003" calcext:value-type="float">
            <text:p>200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EHDI</text:p>
          </table:table-cell>
          <table:table-cell office:value-type="float" office:value="2004" calcext:value-type="float">
            <text:p>200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ICKAEL</text:p>
          </table:table-cell>
          <table:table-cell office:value-type="float" office:value="2000" calcext:value-type="float">
            <text:p>200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ILO</text:p>
          </table:table-cell>
          <table:table-cell office:value-type="float" office:value="2019" calcext:value-type="float">
            <text:p>20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ILO</text:p>
          </table:table-cell>
          <table:table-cell office:value-type="float" office:value="2020" calcext:value-type="float">
            <text:p>202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ILO</text:p>
          </table:table-cell>
          <table:table-cell office:value-type="float" office:value="2021" calcext:value-type="float">
            <text:p>202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0" calcext:value-type="float">
            <text:p>2000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1" calcext:value-type="float">
            <text:p>200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2" calcext:value-type="float">
            <text:p>200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3" calcext:value-type="float">
            <text:p>2003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4" calcext:value-type="float">
            <text:p>2004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5" calcext:value-type="float">
            <text:p>2005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6" calcext:value-type="float">
            <text:p>200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7" calcext:value-type="float">
            <text:p>200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8" calcext:value-type="float">
            <text:p>2008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09" calcext:value-type="float">
            <text:p>2009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0" calcext:value-type="float">
            <text:p>2010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3" calcext:value-type="float">
            <text:p>2013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4" calcext:value-type="float">
            <text:p>2014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5" calcext:value-type="float">
            <text:p>2015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6" calcext:value-type="float">
            <text:p>2016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7" calcext:value-type="float">
            <text:p>201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8" calcext:value-type="float">
            <text:p>2018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19" calcext:value-type="float">
            <text:p>201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20" calcext:value-type="float">
            <text:p>2020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MOHAMED</text:p>
          </table:table-cell>
          <table:table-cell office:value-type="float" office:value="2021" calcext:value-type="float">
            <text:p>2021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EL</text:p>
          </table:table-cell>
          <table:table-cell office:value-type="float" office:value="2009" calcext:value-type="float">
            <text:p>2009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EL</text:p>
          </table:table-cell>
          <table:table-cell office:value-type="float" office:value="2010" calcext:value-type="float">
            <text:p>201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3" calcext:value-type="float">
            <text:p>201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4" calcext:value-type="float">
            <text:p>201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5" calcext:value-type="float">
            <text:p>201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6" calcext:value-type="float">
            <text:p>20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7" calcext:value-type="float">
            <text:p>2017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8" calcext:value-type="float">
            <text:p>2018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19" calcext:value-type="float">
            <text:p>2019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20" calcext:value-type="float">
            <text:p>2020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ËL</text:p>
          </table:table-cell>
          <table:table-cell office:value-type="float" office:value="2021" calcext:value-type="float">
            <text:p>2021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ÏM</text:p>
          </table:table-cell>
          <table:table-cell office:value-type="float" office:value="2018" calcext:value-type="float">
            <text:p>2018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ÏM</text:p>
          </table:table-cell>
          <table:table-cell office:value-type="float" office:value="2019" calcext:value-type="float">
            <text:p>2019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0" calcext:value-type="float">
            <text:p>2000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1" calcext:value-type="float">
            <text:p>200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2" calcext:value-type="float">
            <text:p>2002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3" calcext:value-type="float">
            <text:p>2003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4" calcext:value-type="float">
            <text:p>2004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5" calcext:value-type="float">
            <text:p>2005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6" calcext:value-type="float">
            <text:p>2006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7" calcext:value-type="float">
            <text:p>2007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8" calcext:value-type="float">
            <text:p>2008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09" calcext:value-type="float">
            <text:p>2009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0" calcext:value-type="float">
            <text:p>2010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1" calcext:value-type="float">
            <text:p>2011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2" calcext:value-type="float">
            <text:p>2012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3" calcext:value-type="float">
            <text:p>2013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4" calcext:value-type="float">
            <text:p>2014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5" calcext:value-type="float">
            <text:p>2015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6" calcext:value-type="float">
            <text:p>2016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7" calcext:value-type="float">
            <text:p>2017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8" calcext:value-type="float">
            <text:p>2018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19" calcext:value-type="float">
            <text:p>2019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20" calcext:value-type="float">
            <text:p>202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ATHAN</text:p>
          </table:table-cell>
          <table:table-cell office:value-type="float" office:value="2021" calcext:value-type="float">
            <text:p>2021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0" calcext:value-type="float">
            <text:p>2000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1" calcext:value-type="float">
            <text:p>2001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2" calcext:value-type="float">
            <text:p>2002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3" calcext:value-type="float">
            <text:p>2003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4" calcext:value-type="float">
            <text:p>2004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5" calcext:value-type="float">
            <text:p>2005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6" calcext:value-type="float">
            <text:p>2006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8" calcext:value-type="float">
            <text:p>200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09" calcext:value-type="float">
            <text:p>200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COLAS</text:p>
          </table:table-cell>
          <table:table-cell office:value-type="float" office:value="2010" calcext:value-type="float">
            <text:p>201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2" calcext:value-type="float">
            <text:p>201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3" calcext:value-type="float">
            <text:p>201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4" calcext:value-type="float">
            <text:p>201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5" calcext:value-type="float">
            <text:p>201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6" calcext:value-type="float">
            <text:p>201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7" calcext:value-type="float">
            <text:p>201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8" calcext:value-type="float">
            <text:p>2018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19" calcext:value-type="float">
            <text:p>2019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20" calcext:value-type="float">
            <text:p>202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INO</text:p>
          </table:table-cell>
          <table:table-cell office:value-type="float" office:value="2021" calcext:value-type="float">
            <text:p>2021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04" calcext:value-type="float">
            <text:p>200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05" calcext:value-type="float">
            <text:p>20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06" calcext:value-type="float">
            <text:p>2006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07" calcext:value-type="float">
            <text:p>2007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08" calcext:value-type="float">
            <text:p>2008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09" calcext:value-type="float">
            <text:p>2009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0" calcext:value-type="float">
            <text:p>2010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2" calcext:value-type="float">
            <text:p>2012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3" calcext:value-type="float">
            <text:p>201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4" calcext:value-type="float">
            <text:p>2014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5" calcext:value-type="float">
            <text:p>201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6" calcext:value-type="float">
            <text:p>201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</text:p>
          </table:table-cell>
          <table:table-cell office:value-type="float" office:value="2017" calcext:value-type="float">
            <text:p>201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2" calcext:value-type="float">
            <text:p>2002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3" calcext:value-type="float">
            <text:p>200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4" calcext:value-type="float">
            <text:p>2004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5" calcext:value-type="float">
            <text:p>2005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6" calcext:value-type="float">
            <text:p>2006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7" calcext:value-type="float">
            <text:p>2007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8" calcext:value-type="float">
            <text:p>20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09" calcext:value-type="float">
            <text:p>2009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0" calcext:value-type="float">
            <text:p>2010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1" calcext:value-type="float">
            <text:p>2011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2" calcext:value-type="float">
            <text:p>2012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3" calcext:value-type="float">
            <text:p>2013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5" calcext:value-type="float">
            <text:p>2015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6" calcext:value-type="float">
            <text:p>2016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7" calcext:value-type="float">
            <text:p>2017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8" calcext:value-type="float">
            <text:p>2018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19" calcext:value-type="float">
            <text:p>2019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20" calcext:value-type="float">
            <text:p>2020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H</text:p>
          </table:table-cell>
          <table:table-cell office:value-type="float" office:value="2021" calcext:value-type="float">
            <text:p>2021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M</text:p>
          </table:table-cell>
          <table:table-cell office:value-type="float" office:value="2011" calcext:value-type="float">
            <text:p>201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AM</text:p>
          </table:table-cell>
          <table:table-cell office:value-type="float" office:value="2016" calcext:value-type="float">
            <text:p>201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3" calcext:value-type="float">
            <text:p>2003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4" calcext:value-type="float">
            <text:p>200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5" calcext:value-type="float">
            <text:p>200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6" calcext:value-type="float">
            <text:p>2006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7" calcext:value-type="float">
            <text:p>2007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8" calcext:value-type="float">
            <text:p>2008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09" calcext:value-type="float">
            <text:p>2009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E</text:p>
          </table:table-cell>
          <table:table-cell office:value-type="float" office:value="2010" calcext:value-type="float">
            <text:p>201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1" calcext:value-type="float">
            <text:p>2011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2" calcext:value-type="float">
            <text:p>201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3" calcext:value-type="float">
            <text:p>201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4" calcext:value-type="float">
            <text:p>2014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5" calcext:value-type="float">
            <text:p>2015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6" calcext:value-type="float">
            <text:p>2016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7" calcext:value-type="float">
            <text:p>201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8" calcext:value-type="float">
            <text:p>2018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19" calcext:value-type="float">
            <text:p>2019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20" calcext:value-type="float">
            <text:p>202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É</text:p>
          </table:table-cell>
          <table:table-cell office:value-type="float" office:value="2021" calcext:value-type="float">
            <text:p>2021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05" calcext:value-type="float">
            <text:p>2005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06" calcext:value-type="float">
            <text:p>2006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07" calcext:value-type="float">
            <text:p>200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08" calcext:value-type="float">
            <text:p>2008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09" calcext:value-type="float">
            <text:p>2009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0" calcext:value-type="float">
            <text:p>2010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1" calcext:value-type="float">
            <text:p>2011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2" calcext:value-type="float">
            <text:p>2012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3" calcext:value-type="float">
            <text:p>2013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4" calcext:value-type="float">
            <text:p>2014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5" calcext:value-type="float">
            <text:p>2015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6" calcext:value-type="float">
            <text:p>201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7" calcext:value-type="float">
            <text:p>2017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8" calcext:value-type="float">
            <text:p>2018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19" calcext:value-type="float">
            <text:p>201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20" calcext:value-type="float">
            <text:p>2020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NOLAN</text:p>
          </table:table-cell>
          <table:table-cell office:value-type="float" office:value="2021" calcext:value-type="float">
            <text:p>202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OSCAR</text:p>
          </table:table-cell>
          <table:table-cell office:value-type="float" office:value="2018" calcext:value-type="float">
            <text:p>201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OWEN</text:p>
          </table:table-cell>
          <table:table-cell office:value-type="float" office:value="2019" calcext:value-type="float">
            <text:p>201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OWEN</text:p>
          </table:table-cell>
          <table:table-cell office:value-type="float" office:value="2020" calcext:value-type="float">
            <text:p>202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BLO</text:p>
          </table:table-cell>
          <table:table-cell office:value-type="float" office:value="2021" calcext:value-type="float">
            <text:p>20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0" calcext:value-type="float">
            <text:p>2000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1" calcext:value-type="float">
            <text:p>2001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2" calcext:value-type="float">
            <text:p>2002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3" calcext:value-type="float">
            <text:p>2003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4" calcext:value-type="float">
            <text:p>2004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5" calcext:value-type="float">
            <text:p>200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6" calcext:value-type="float">
            <text:p>2006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7" calcext:value-type="float">
            <text:p>2007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8" calcext:value-type="float">
            <text:p>2008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09" calcext:value-type="float">
            <text:p>2009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0" calcext:value-type="float">
            <text:p>2010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1" calcext:value-type="float">
            <text:p>2011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2" calcext:value-type="float">
            <text:p>2012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3" calcext:value-type="float">
            <text:p>2013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4" calcext:value-type="float">
            <text:p>201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5" calcext:value-type="float">
            <text:p>2015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7" calcext:value-type="float">
            <text:p>2017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8" calcext:value-type="float">
            <text:p>2018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19" calcext:value-type="float">
            <text:p>2019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20" calcext:value-type="float">
            <text:p>2020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AUL</text:p>
          </table:table-cell>
          <table:table-cell office:value-type="float" office:value="2021" calcext:value-type="float">
            <text:p>202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0" calcext:value-type="float">
            <text:p>200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1" calcext:value-type="float">
            <text:p>2001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2" calcext:value-type="float">
            <text:p>200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3" calcext:value-type="float">
            <text:p>2003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4" calcext:value-type="float">
            <text:p>2004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5" calcext:value-type="float">
            <text:p>2005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7" calcext:value-type="float">
            <text:p>2007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09" calcext:value-type="float">
            <text:p>200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10" calcext:value-type="float">
            <text:p>201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11" calcext:value-type="float">
            <text:p>201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PIERRE</text:p>
          </table:table-cell>
          <table:table-cell office:value-type="float" office:value="2012" calcext:value-type="float">
            <text:p>201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0" calcext:value-type="float">
            <text:p>2000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1" calcext:value-type="float">
            <text:p>2001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2" calcext:value-type="float">
            <text:p>2002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3" calcext:value-type="float">
            <text:p>2003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4" calcext:value-type="float">
            <text:p>200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5" calcext:value-type="float">
            <text:p>2005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6" calcext:value-type="float">
            <text:p>2006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7" calcext:value-type="float">
            <text:p>2007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8" calcext:value-type="float">
            <text:p>2008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09" calcext:value-type="float">
            <text:p>2009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11" calcext:value-type="float">
            <text:p>2011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12" calcext:value-type="float">
            <text:p>201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13" calcext:value-type="float">
            <text:p>201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QUENTIN</text:p>
          </table:table-cell>
          <table:table-cell office:value-type="float" office:value="2014" calcext:value-type="float">
            <text:p>201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FAEL</text:p>
          </table:table-cell>
          <table:table-cell office:value-type="float" office:value="2009" calcext:value-type="float">
            <text:p>20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EL</text:p>
          </table:table-cell>
          <table:table-cell office:value-type="float" office:value="2010" calcext:value-type="float">
            <text:p>201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EL</text:p>
          </table:table-cell>
          <table:table-cell office:value-type="float" office:value="2011" calcext:value-type="float">
            <text:p>2011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0" calcext:value-type="float">
            <text:p>20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1" calcext:value-type="float">
            <text:p>2001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2" calcext:value-type="float">
            <text:p>20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3" calcext:value-type="float">
            <text:p>2003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4" calcext:value-type="float">
            <text:p>2004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5" calcext:value-type="float">
            <text:p>2005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6" calcext:value-type="float">
            <text:p>200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7" calcext:value-type="float">
            <text:p>2007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8" calcext:value-type="float">
            <text:p>2008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09" calcext:value-type="float">
            <text:p>2009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0" calcext:value-type="float">
            <text:p>201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1" calcext:value-type="float">
            <text:p>2011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2" calcext:value-type="float">
            <text:p>2012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3" calcext:value-type="float">
            <text:p>2013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4" calcext:value-type="float">
            <text:p>2014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5" calcext:value-type="float">
            <text:p>2015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6" calcext:value-type="float">
            <text:p>2016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7" calcext:value-type="float">
            <text:p>2017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8" calcext:value-type="float">
            <text:p>2018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19" calcext:value-type="float">
            <text:p>2019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20" calcext:value-type="float">
            <text:p>202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PHAËL</text:p>
          </table:table-cell>
          <table:table-cell office:value-type="float" office:value="2021" calcext:value-type="float">
            <text:p>2021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2" calcext:value-type="float">
            <text:p>2002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3" calcext:value-type="float">
            <text:p>200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4" calcext:value-type="float">
            <text:p>2004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5" calcext:value-type="float">
            <text:p>200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6" calcext:value-type="float">
            <text:p>2006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7" calcext:value-type="float">
            <text:p>200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8" calcext:value-type="float">
            <text:p>200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09" calcext:value-type="float">
            <text:p>200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1" calcext:value-type="float">
            <text:p>201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2" calcext:value-type="float">
            <text:p>2012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3" calcext:value-type="float">
            <text:p>201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4" calcext:value-type="float">
            <text:p>2014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5" calcext:value-type="float">
            <text:p>201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6" calcext:value-type="float">
            <text:p>2016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7" calcext:value-type="float">
            <text:p>201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8" calcext:value-type="float">
            <text:p>2018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19" calcext:value-type="float">
            <text:p>201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20" calcext:value-type="float">
            <text:p>202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AYAN</text:p>
          </table:table-cell>
          <table:table-cell office:value-type="float" office:value="2021" calcext:value-type="float">
            <text:p>202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I</text:p>
          </table:table-cell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I</text:p>
          </table:table-cell>
          <table:table-cell office:value-type="float" office:value="2001" calcext:value-type="float">
            <text:p>2001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I</text:p>
          </table:table-cell>
          <table:table-cell office:value-type="float" office:value="2002" calcext:value-type="float">
            <text:p>2002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I</text:p>
          </table:table-cell>
          <table:table-cell office:value-type="float" office:value="2003" calcext:value-type="float">
            <text:p>200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I</text:p>
          </table:table-cell>
          <table:table-cell office:value-type="float" office:value="2004" calcext:value-type="float">
            <text:p>200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I</text:p>
          </table:table-cell>
          <table:table-cell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ÉMY</text:p>
          </table:table-cell>
          <table:table-cell office:value-type="float" office:value="2000" calcext:value-type="float">
            <text:p>200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0" calcext:value-type="float">
            <text:p>200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1" calcext:value-type="float">
            <text:p>2001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2" calcext:value-type="float">
            <text:p>2002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3" calcext:value-type="float">
            <text:p>2003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4" calcext:value-type="float">
            <text:p>2004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5" calcext:value-type="float">
            <text:p>2005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7" calcext:value-type="float">
            <text:p>2007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8" calcext:value-type="float">
            <text:p>2008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09" calcext:value-type="float">
            <text:p>2009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0" calcext:value-type="float">
            <text:p>201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1" calcext:value-type="float">
            <text:p>201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2" calcext:value-type="float">
            <text:p>2012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4" calcext:value-type="float">
            <text:p>201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5" calcext:value-type="float">
            <text:p>2015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6" calcext:value-type="float">
            <text:p>201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7" calcext:value-type="float">
            <text:p>2017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8" calcext:value-type="float">
            <text:p>201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19" calcext:value-type="float">
            <text:p>201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20" calcext:value-type="float">
            <text:p>202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BIN</text:p>
          </table:table-cell>
          <table:table-cell office:value-type="float" office:value="2021" calcext:value-type="float">
            <text:p>2021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0" calcext:value-type="float">
            <text:p>2000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1" calcext:value-type="float">
            <text:p>2001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2" calcext:value-type="float">
            <text:p>2002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3" calcext:value-type="float">
            <text:p>2003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4" calcext:value-type="float">
            <text:p>2004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5" calcext:value-type="float">
            <text:p>2005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6" calcext:value-type="float">
            <text:p>2006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7" calcext:value-type="float">
            <text:p>2007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8" calcext:value-type="float">
            <text:p>2008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10" calcext:value-type="float">
            <text:p>2010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11" calcext:value-type="float">
            <text:p>201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OMAIN</text:p>
          </table:table-cell>
          <table:table-cell office:value-type="float" office:value="2012" calcext:value-type="float">
            <text:p>201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UBEN</text:p>
          </table:table-cell>
          <table:table-cell office:value-type="float" office:value="2013" calcext:value-type="float">
            <text:p>201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UBEN</text:p>
          </table:table-cell>
          <table:table-cell office:value-type="float" office:value="2014" calcext:value-type="float">
            <text:p>201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YAN</text:p>
          </table:table-cell>
          <table:table-cell office:value-type="float" office:value="2000" calcext:value-type="float">
            <text:p>20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YAN</text:p>
          </table:table-cell>
          <table:table-cell office:value-type="float" office:value="2002" calcext:value-type="float">
            <text:p>2002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YAN</text:p>
          </table:table-cell>
          <table:table-cell office:value-type="float" office:value="2003" calcext:value-type="float">
            <text:p>2003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YAN</text:p>
          </table:table-cell>
          <table:table-cell office:value-type="float" office:value="2004" calcext:value-type="float">
            <text:p>200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RYAN</text:p>
          </table:table-cell>
          <table:table-cell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3" calcext:value-type="float">
            <text:p>200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4" calcext:value-type="float">
            <text:p>200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5" calcext:value-type="float">
            <text:p>200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6" calcext:value-type="float">
            <text:p>2006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7" calcext:value-type="float">
            <text:p>2007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8" calcext:value-type="float">
            <text:p>2008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09" calcext:value-type="float">
            <text:p>2009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0" calcext:value-type="float">
            <text:p>2010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1" calcext:value-type="float">
            <text:p>201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2" calcext:value-type="float">
            <text:p>2012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3" calcext:value-type="float">
            <text:p>201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4" calcext:value-type="float">
            <text:p>2014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6" calcext:value-type="float">
            <text:p>2016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7" calcext:value-type="float">
            <text:p>2017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8" calcext:value-type="float">
            <text:p>2018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19" calcext:value-type="float">
            <text:p>2019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20" calcext:value-type="float">
            <text:p>2020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CHA</text:p>
          </table:table-cell>
          <table:table-cell office:value-type="float" office:value="2021" calcext:value-type="float">
            <text:p>2021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0" calcext:value-type="float">
            <text:p>200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1" calcext:value-type="float">
            <text:p>2001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2" calcext:value-type="float">
            <text:p>2002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3" calcext:value-type="float">
            <text:p>2003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4" calcext:value-type="float">
            <text:p>200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5" calcext:value-type="float">
            <text:p>2005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6" calcext:value-type="float">
            <text:p>2006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7" calcext:value-type="float">
            <text:p>2007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8" calcext:value-type="float">
            <text:p>2008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09" calcext:value-type="float">
            <text:p>200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0" calcext:value-type="float">
            <text:p>2010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1" calcext:value-type="float">
            <text:p>201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2" calcext:value-type="float">
            <text:p>2012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3" calcext:value-type="float">
            <text:p>201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4" calcext:value-type="float">
            <text:p>2014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5" calcext:value-type="float">
            <text:p>201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6" calcext:value-type="float">
            <text:p>201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7" calcext:value-type="float">
            <text:p>2017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8" calcext:value-type="float">
            <text:p>201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19" calcext:value-type="float">
            <text:p>201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20" calcext:value-type="float">
            <text:p>202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AMUEL</text:p>
          </table:table-cell>
          <table:table-cell office:value-type="float" office:value="2021" calcext:value-type="float">
            <text:p>202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ÉBASTIEN</text:p>
          </table:table-cell>
          <table:table-cell office:value-type="float" office:value="2000" calcext:value-type="float">
            <text:p>200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ÉBASTIEN</text:p>
          </table:table-cell>
          <table:table-cell office:value-type="float" office:value="2001" calcext:value-type="float">
            <text:p>200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0" calcext:value-type="float">
            <text:p>200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1" calcext:value-type="float">
            <text:p>2001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2" calcext:value-type="float">
            <text:p>200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3" calcext:value-type="float">
            <text:p>2003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4" calcext:value-type="float">
            <text:p>2004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5" calcext:value-type="float">
            <text:p>2005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6" calcext:value-type="float">
            <text:p>2006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7" calcext:value-type="float">
            <text:p>2007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09" calcext:value-type="float">
            <text:p>2009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0" calcext:value-type="float">
            <text:p>2010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1" calcext:value-type="float">
            <text:p>2011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2" calcext:value-type="float">
            <text:p>201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3" calcext:value-type="float">
            <text:p>201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4" calcext:value-type="float">
            <text:p>201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5" calcext:value-type="float">
            <text:p>201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6" calcext:value-type="float">
            <text:p>2016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7" calcext:value-type="float">
            <text:p>2017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8" calcext:value-type="float">
            <text:p>201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19" calcext:value-type="float">
            <text:p>2019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20" calcext:value-type="float">
            <text:p>202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IMON</text:p>
          </table:table-cell>
          <table:table-cell office:value-type="float" office:value="2021" calcext:value-type="float">
            <text:p>20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OAN</text:p>
          </table:table-cell>
          <table:table-cell office:value-type="float" office:value="2020" calcext:value-type="float">
            <text:p>202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OAN</text:p>
          </table:table-cell>
          <table:table-cell office:value-type="float" office:value="2021" calcext:value-type="float">
            <text:p>202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OHAN</text:p>
          </table:table-cell>
          <table:table-cell office:value-type="float" office:value="2018" calcext:value-type="float">
            <text:p>201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OHAN</text:p>
          </table:table-cell>
          <table:table-cell office:value-type="float" office:value="2019" calcext:value-type="float">
            <text:p>2019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OHAN</text:p>
          </table:table-cell>
          <table:table-cell office:value-type="float" office:value="2020" calcext:value-type="float">
            <text:p>202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OHAN</text:p>
          </table:table-cell>
          <table:table-cell office:value-type="float" office:value="2021" calcext:value-type="float">
            <text:p>202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TEVEN</text:p>
          </table:table-cell>
          <table:table-cell office:value-type="float" office:value="2000" calcext:value-type="float">
            <text:p>2000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STEVEN</text:p>
          </table:table-cell>
          <table:table-cell office:value-type="float" office:value="2001" calcext:value-type="float">
            <text:p>200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ANGUY</text:p>
          </table:table-cell>
          <table:table-cell office:value-type="float" office:value="2000" calcext:value-type="float">
            <text:p>200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ANGUY</text:p>
          </table:table-cell>
          <table:table-cell office:value-type="float" office:value="2001" calcext:value-type="float">
            <text:p>2001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EO</text:p>
          </table:table-cell>
          <table:table-cell office:value-type="float" office:value="2010" calcext:value-type="float">
            <text:p>201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EO</text:p>
          </table:table-cell>
          <table:table-cell office:value-type="float" office:value="2011" calcext:value-type="float">
            <text:p>2011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0" calcext:value-type="float">
            <text:p>2000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1" calcext:value-type="float">
            <text:p>2001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2" calcext:value-type="float">
            <text:p>2002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3" calcext:value-type="float">
            <text:p>2003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4" calcext:value-type="float">
            <text:p>2004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5" calcext:value-type="float">
            <text:p>2005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6" calcext:value-type="float">
            <text:p>2006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7" calcext:value-type="float">
            <text:p>2007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8" calcext:value-type="float">
            <text:p>2008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09" calcext:value-type="float">
            <text:p>2009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0" calcext:value-type="float">
            <text:p>20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2" calcext:value-type="float">
            <text:p>2012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3" calcext:value-type="float">
            <text:p>2013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5" calcext:value-type="float">
            <text:p>2015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6" calcext:value-type="float">
            <text:p>2016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7" calcext:value-type="float">
            <text:p>2017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8" calcext:value-type="float">
            <text:p>2018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19" calcext:value-type="float">
            <text:p>2019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20" calcext:value-type="float">
            <text:p>202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ÉO</text:p>
          </table:table-cell>
          <table:table-cell office:value-type="float" office:value="2021" calcext:value-type="float">
            <text:p>2021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0" calcext:value-type="float">
            <text:p>20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1" calcext:value-type="float">
            <text:p>2001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2" calcext:value-type="float">
            <text:p>200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3" calcext:value-type="float">
            <text:p>200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4" calcext:value-type="float">
            <text:p>2004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6" calcext:value-type="float">
            <text:p>200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LT</text:p>
          </table:table-cell>
          <table:table-cell office:value-type="float" office:value="2007" calcext:value-type="float">
            <text:p>200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T</text:p>
          </table:table-cell>
          <table:table-cell office:value-type="float" office:value="2000" calcext:value-type="float">
            <text:p>200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T</text:p>
          </table:table-cell>
          <table:table-cell office:value-type="float" office:value="2001" calcext:value-type="float">
            <text:p>200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IBAUT</text:p>
          </table:table-cell>
          <table:table-cell office:value-type="float" office:value="2002" calcext:value-type="float">
            <text:p>200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0" calcext:value-type="float">
            <text:p>2000</text:p>
          </table:table-cell>
          <table:table-cell office:value-type="float" office:value="10451" calcext:value-type="float">
            <text:p>104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1" calcext:value-type="float">
            <text:p>2001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2" calcext:value-type="float">
            <text:p>2002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3" calcext:value-type="float">
            <text:p>2003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4" calcext:value-type="float">
            <text:p>2004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5" calcext:value-type="float">
            <text:p>2005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6" calcext:value-type="float">
            <text:p>2006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7" calcext:value-type="float">
            <text:p>2007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8" calcext:value-type="float">
            <text:p>2008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09" calcext:value-type="float">
            <text:p>2009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0" calcext:value-type="float">
            <text:p>201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1" calcext:value-type="float">
            <text:p>2011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2" calcext:value-type="float">
            <text:p>201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3" calcext:value-type="float">
            <text:p>2013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4" calcext:value-type="float">
            <text:p>201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5" calcext:value-type="float">
            <text:p>2015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6" calcext:value-type="float">
            <text:p>201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7" calcext:value-type="float">
            <text:p>201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8" calcext:value-type="float">
            <text:p>2018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HOMAS</text:p>
          </table:table-cell>
          <table:table-cell office:value-type="float" office:value="2019" calcext:value-type="float">
            <text:p>201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2" calcext:value-type="float">
            <text:p>20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3" calcext:value-type="float">
            <text:p>201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4" calcext:value-type="float">
            <text:p>201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5" calcext:value-type="float">
            <text:p>201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6" calcext:value-type="float">
            <text:p>201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7" calcext:value-type="float">
            <text:p>201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8" calcext:value-type="float">
            <text:p>201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19" calcext:value-type="float">
            <text:p>2019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20" calcext:value-type="float">
            <text:p>202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AGO</text:p>
          </table:table-cell>
          <table:table-cell office:value-type="float" office:value="2021" calcext:value-type="float">
            <text:p>2021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EO</text:p>
          </table:table-cell>
          <table:table-cell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EO</text:p>
          </table:table-cell>
          <table:table-cell office:value-type="float" office:value="2007" calcext:value-type="float">
            <text:p>2007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EO</text:p>
          </table:table-cell>
          <table:table-cell office:value-type="float" office:value="2008" calcext:value-type="float">
            <text:p>2008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EO</text:p>
          </table:table-cell>
          <table:table-cell office:value-type="float" office:value="2009" calcext:value-type="float">
            <text:p>2009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EO</text:p>
          </table:table-cell>
          <table:table-cell office:value-type="float" office:value="2010" calcext:value-type="float">
            <text:p>2010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EO</text:p>
          </table:table-cell>
          <table:table-cell office:value-type="float" office:value="2011" calcext:value-type="float">
            <text:p>201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1" calcext:value-type="float">
            <text:p>2011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2" calcext:value-type="float">
            <text:p>2012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3" calcext:value-type="float">
            <text:p>201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4" calcext:value-type="float">
            <text:p>2014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5" calcext:value-type="float">
            <text:p>2015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6" calcext:value-type="float">
            <text:p>2016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7" calcext:value-type="float">
            <text:p>2017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8" calcext:value-type="float">
            <text:p>2018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19" calcext:value-type="float">
            <text:p>2019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20" calcext:value-type="float">
            <text:p>2020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MÉO</text:p>
          </table:table-cell>
          <table:table-cell office:value-type="float" office:value="2021" calcext:value-type="float">
            <text:p>202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3" calcext:value-type="float">
            <text:p>200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4" calcext:value-type="float">
            <text:p>200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5" calcext:value-type="float">
            <text:p>2005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7" calcext:value-type="float">
            <text:p>2007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8" calcext:value-type="float">
            <text:p>200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09" calcext:value-type="float">
            <text:p>200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10" calcext:value-type="float">
            <text:p>201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ITOUAN</text:p>
          </table:table-cell>
          <table:table-cell office:value-type="float" office:value="2011" calcext:value-type="float">
            <text:p>201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0" calcext:value-type="float">
            <text:p>2000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1" calcext:value-type="float">
            <text:p>2001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2" calcext:value-type="float">
            <text:p>200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3" calcext:value-type="float">
            <text:p>2003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4" calcext:value-type="float">
            <text:p>200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5" calcext:value-type="float">
            <text:p>2005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6" calcext:value-type="float">
            <text:p>2006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7" calcext:value-type="float">
            <text:p>2007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8" calcext:value-type="float">
            <text:p>2008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09" calcext:value-type="float">
            <text:p>2009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0" calcext:value-type="float">
            <text:p>2010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1" calcext:value-type="float">
            <text:p>201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2" calcext:value-type="float">
            <text:p>2012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3" calcext:value-type="float">
            <text:p>2013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4" calcext:value-type="float">
            <text:p>2014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5" calcext:value-type="float">
            <text:p>2015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6" calcext:value-type="float">
            <text:p>2016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7" calcext:value-type="float">
            <text:p>2017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8" calcext:value-type="float">
            <text:p>2018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19" calcext:value-type="float">
            <text:p>2019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20" calcext:value-type="float">
            <text:p>2020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OM</text:p>
          </table:table-cell>
          <table:table-cell office:value-type="float" office:value="2021" calcext:value-type="float">
            <text:p>202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0" calcext:value-type="float">
            <text:p>2000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1" calcext:value-type="float">
            <text:p>2001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2" calcext:value-type="float">
            <text:p>2002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3" calcext:value-type="float">
            <text:p>2003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4" calcext:value-type="float">
            <text:p>2004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5" calcext:value-type="float">
            <text:p>200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6" calcext:value-type="float">
            <text:p>2006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7" calcext:value-type="float">
            <text:p>200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TR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0" calcext:value-type="float">
            <text:p>2000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1" calcext:value-type="float">
            <text:p>2001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2" calcext:value-type="float">
            <text:p>2002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3" calcext:value-type="float">
            <text:p>2003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4" calcext:value-type="float">
            <text:p>200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5" calcext:value-type="float">
            <text:p>2005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6" calcext:value-type="float">
            <text:p>2006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7" calcext:value-type="float">
            <text:p>2007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8" calcext:value-type="float">
            <text:p>2008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1" calcext:value-type="float">
            <text:p>201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2" calcext:value-type="float">
            <text:p>2012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3" calcext:value-type="float">
            <text:p>2013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4" calcext:value-type="float">
            <text:p>2014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5" calcext:value-type="float">
            <text:p>201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6" calcext:value-type="float">
            <text:p>2016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7" calcext:value-type="float">
            <text:p>201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8" calcext:value-type="float">
            <text:p>2018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19" calcext:value-type="float">
            <text:p>201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20" calcext:value-type="float">
            <text:p>202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ALENTIN</text:p>
          </table:table-cell>
          <table:table-cell office:value-type="float" office:value="2021" calcext:value-type="float">
            <text:p>2021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0" calcext:value-type="float">
            <text:p>20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1" calcext:value-type="float">
            <text:p>200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2" calcext:value-type="float">
            <text:p>200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3" calcext:value-type="float">
            <text:p>2003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4" calcext:value-type="float">
            <text:p>2004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5" calcext:value-type="float">
            <text:p>2005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6" calcext:value-type="float">
            <text:p>200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7" calcext:value-type="float">
            <text:p>2007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8" calcext:value-type="float">
            <text:p>2008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09" calcext:value-type="float">
            <text:p>2009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0" calcext:value-type="float">
            <text:p>2010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1" calcext:value-type="float">
            <text:p>2011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2" calcext:value-type="float">
            <text:p>201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3" calcext:value-type="float">
            <text:p>2013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4" calcext:value-type="float">
            <text:p>201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5" calcext:value-type="float">
            <text:p>2015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6" calcext:value-type="float">
            <text:p>201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7" calcext:value-type="float">
            <text:p>2017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8" calcext:value-type="float">
            <text:p>2018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19" calcext:value-type="float">
            <text:p>2019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20" calcext:value-type="float">
            <text:p>2020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CTOR</text:p>
          </table:table-cell>
          <table:table-cell office:value-type="float" office:value="2021" calcext:value-type="float">
            <text:p>2021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NCENT</text:p>
          </table:table-cell>
          <table:table-cell office:value-type="float" office:value="2000" calcext:value-type="float">
            <text:p>2000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NCENT</text:p>
          </table:table-cell>
          <table:table-cell office:value-type="float" office:value="2001" calcext:value-type="float">
            <text:p>200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NCENT</text:p>
          </table:table-cell>
          <table:table-cell office:value-type="float" office:value="2002" calcext:value-type="float">
            <text:p>2002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NCENT</text:p>
          </table:table-cell>
          <table:table-cell office:value-type="float" office:value="2003" calcext:value-type="float">
            <text:p>200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NCENT</text:p>
          </table:table-cell>
          <table:table-cell office:value-type="float" office:value="2004" calcext:value-type="float">
            <text:p>200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VINCENT</text:p>
          </table:table-cell>
          <table:table-cell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WILLIAM</text:p>
          </table:table-cell>
          <table:table-cell office:value-type="float" office:value="2000" calcext:value-type="float">
            <text:p>20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WILLIAM</text:p>
          </table:table-cell>
          <table:table-cell office:value-type="float" office:value="2001" calcext:value-type="float">
            <text:p>2001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WILLIAM</text:p>
          </table:table-cell>
          <table:table-cell office:value-type="float" office:value="2002" calcext:value-type="float">
            <text:p>2002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WILLIAM</text:p>
          </table:table-cell>
          <table:table-cell office:value-type="float" office:value="2003" calcext:value-type="float">
            <text:p>2003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WILLIAM</text:p>
          </table:table-cell>
          <table:table-cell office:value-type="float" office:value="2004" calcext:value-type="float">
            <text:p>200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WILLIAM</text:p>
          </table:table-cell>
          <table:table-cell office:value-type="float" office:value="2005" calcext:value-type="float">
            <text:p>20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0" calcext:value-type="float">
            <text:p>2000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1" calcext:value-type="float">
            <text:p>200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2" calcext:value-type="float">
            <text:p>2002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3" calcext:value-type="float">
            <text:p>2003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4" calcext:value-type="float">
            <text:p>2004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5" calcext:value-type="float">
            <text:p>2005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6" calcext:value-type="float">
            <text:p>2006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7" calcext:value-type="float">
            <text:p>2007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8" calcext:value-type="float">
            <text:p>2008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09" calcext:value-type="float">
            <text:p>2009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0" calcext:value-type="float">
            <text:p>2010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1" calcext:value-type="float">
            <text:p>201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2" calcext:value-type="float">
            <text:p>2012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3" calcext:value-type="float">
            <text:p>2013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4" calcext:value-type="float">
            <text:p>2014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6" calcext:value-type="float">
            <text:p>2016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7" calcext:value-type="float">
            <text:p>201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8" calcext:value-type="float">
            <text:p>201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19" calcext:value-type="float">
            <text:p>2019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20" calcext:value-type="float">
            <text:p>202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IS</text:p>
          </table:table-cell>
          <table:table-cell office:value-type="float" office:value="2021" calcext:value-type="float">
            <text:p>202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N</text:p>
          </table:table-cell>
          <table:table-cell office:value-type="float" office:value="2000" calcext:value-type="float">
            <text:p>2000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N</text:p>
          </table:table-cell>
          <table:table-cell office:value-type="float" office:value="2001" calcext:value-type="float">
            <text:p>200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N</text:p>
          </table:table-cell>
          <table:table-cell office:value-type="float" office:value="2002" calcext:value-type="float">
            <text:p>2002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N</text:p>
          </table:table-cell>
          <table:table-cell office:value-type="float" office:value="2003" calcext:value-type="float">
            <text:p>200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YANN</text:p>
          </table:table-cell>
          <table:table-cell office:value-type="float" office:value="2004" calcext:value-type="float">
            <text:p>200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2" calcext:value-type="float">
            <text:p>2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3" calcext:value-type="float">
            <text:p>2013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4" calcext:value-type="float">
            <text:p>201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5" calcext:value-type="float">
            <text:p>2015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6" calcext:value-type="float">
            <text:p>201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7" calcext:value-type="float">
            <text:p>201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8" calcext:value-type="float">
            <text:p>2018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20" calcext:value-type="float">
            <text:p>202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DÈLE</text:p>
          </table:table-cell>
          <table:table-cell office:value-type="float" office:value="2021" calcext:value-type="float">
            <text:p>2021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0" calcext:value-type="float">
            <text:p>200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1" calcext:value-type="float">
            <text:p>200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2" calcext:value-type="float">
            <text:p>200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3" calcext:value-type="float">
            <text:p>200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4" calcext:value-type="float">
            <text:p>2004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5" calcext:value-type="float">
            <text:p>2005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7" calcext:value-type="float">
            <text:p>2007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8" calcext:value-type="float">
            <text:p>200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09" calcext:value-type="float">
            <text:p>2009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0" calcext:value-type="float">
            <text:p>201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1" calcext:value-type="float">
            <text:p>2011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2" calcext:value-type="float">
            <text:p>201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3" calcext:value-type="float">
            <text:p>201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4" calcext:value-type="float">
            <text:p>201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5" calcext:value-type="float">
            <text:p>201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6" calcext:value-type="float">
            <text:p>2016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7" calcext:value-type="float">
            <text:p>2017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8" calcext:value-type="float">
            <text:p>2018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19" calcext:value-type="float">
            <text:p>201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20" calcext:value-type="float">
            <text:p>20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GATHE</text:p>
          </table:table-cell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BA</text:p>
          </table:table-cell>
          <table:table-cell office:value-type="float" office:value="2021" calcext:value-type="float">
            <text:p>2021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EXANDRA</text:p>
          </table:table-cell>
          <table:table-cell office:value-type="float" office:value="2000" calcext:value-type="float">
            <text:p>2000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EXIA</text:p>
          </table:table-cell>
          <table:table-cell office:value-type="float" office:value="2000" calcext:value-type="float">
            <text:p>200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EXIA</text:p>
          </table:table-cell>
          <table:table-cell office:value-type="float" office:value="2001" calcext:value-type="float">
            <text:p>200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EXIA</text:p>
          </table:table-cell>
          <table:table-cell office:value-type="float" office:value="2002" calcext:value-type="float">
            <text:p>200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EXIA</text:p>
          </table:table-cell>
          <table:table-cell office:value-type="float" office:value="2003" calcext:value-type="float">
            <text:p>200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0" calcext:value-type="float">
            <text:p>2000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1" calcext:value-type="float">
            <text:p>200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2" calcext:value-type="float">
            <text:p>2002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3" calcext:value-type="float">
            <text:p>2003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4" calcext:value-type="float">
            <text:p>2004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5" calcext:value-type="float">
            <text:p>2005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6" calcext:value-type="float">
            <text:p>200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8" calcext:value-type="float">
            <text:p>200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1" calcext:value-type="float">
            <text:p>201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4" calcext:value-type="float">
            <text:p>2014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5" calcext:value-type="float">
            <text:p>2015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6" calcext:value-type="float">
            <text:p>2016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7" calcext:value-type="float">
            <text:p>2017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8" calcext:value-type="float">
            <text:p>2018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19" calcext:value-type="float">
            <text:p>2019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20" calcext:value-type="float">
            <text:p>2020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E</text:p>
          </table:table-cell>
          <table:table-cell office:value-type="float" office:value="2021" calcext:value-type="float">
            <text:p>202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0" calcext:value-type="float">
            <text:p>20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1" calcext:value-type="float">
            <text:p>2001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2" calcext:value-type="float">
            <text:p>200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3" calcext:value-type="float">
            <text:p>2003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4" calcext:value-type="float">
            <text:p>2004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5" calcext:value-type="float">
            <text:p>2005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6" calcext:value-type="float">
            <text:p>200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09" calcext:value-type="float">
            <text:p>200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0" calcext:value-type="float">
            <text:p>201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1" calcext:value-type="float">
            <text:p>2011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2" calcext:value-type="float">
            <text:p>201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3" calcext:value-type="float">
            <text:p>201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4" calcext:value-type="float">
            <text:p>20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5" calcext:value-type="float">
            <text:p>2015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6" calcext:value-type="float">
            <text:p>201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CIA</text:p>
          </table:table-cell>
          <table:table-cell office:value-type="float" office:value="2017" calcext:value-type="float">
            <text:p>201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X</text:p>
          </table:table-cell>
          <table:table-cell office:value-type="float" office:value="2019" calcext:value-type="float">
            <text:p>201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X</text:p>
          </table:table-cell>
          <table:table-cell office:value-type="float" office:value="2020" calcext:value-type="float">
            <text:p>202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X</text:p>
          </table:table-cell>
          <table:table-cell office:value-type="float" office:value="2021" calcext:value-type="float">
            <text:p>2021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IZÉE</text:p>
          </table:table-cell>
          <table:table-cell office:value-type="float" office:value="2001" calcext:value-type="float">
            <text:p>200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MA</text:p>
          </table:table-cell>
          <table:table-cell office:value-type="float" office:value="2021" calcext:value-type="float">
            <text:p>202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LYA</text:p>
          </table:table-cell>
          <table:table-cell office:value-type="float" office:value="2021" calcext:value-type="float">
            <text:p>20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0" calcext:value-type="float">
            <text:p>2000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1" calcext:value-type="float">
            <text:p>200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2" calcext:value-type="float">
            <text:p>2002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3" calcext:value-type="float">
            <text:p>2003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4" calcext:value-type="float">
            <text:p>200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5" calcext:value-type="float">
            <text:p>200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6" calcext:value-type="float">
            <text:p>2006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7" calcext:value-type="float">
            <text:p>200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ANDINE</text:p>
          </table:table-cell>
          <table:table-cell office:value-type="float" office:value="2008" calcext:value-type="float">
            <text:p>200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0" calcext:value-type="float">
            <text:p>200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1" calcext:value-type="float">
            <text:p>2001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2" calcext:value-type="float">
            <text:p>200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3" calcext:value-type="float">
            <text:p>2003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4" calcext:value-type="float">
            <text:p>2004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5" calcext:value-type="float">
            <text:p>2005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6" calcext:value-type="float">
            <text:p>2006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7" calcext:value-type="float">
            <text:p>200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0" calcext:value-type="float">
            <text:p>2010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2" calcext:value-type="float">
            <text:p>2012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3" calcext:value-type="float">
            <text:p>2013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4" calcext:value-type="float">
            <text:p>201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5" calcext:value-type="float">
            <text:p>2015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6" calcext:value-type="float">
            <text:p>2016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7" calcext:value-type="float">
            <text:p>2017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8" calcext:value-type="float">
            <text:p>2018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19" calcext:value-type="float">
            <text:p>2019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20" calcext:value-type="float">
            <text:p>2020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BRE</text:p>
          </table:table-cell>
          <table:table-cell office:value-type="float" office:value="2021" calcext:value-type="float">
            <text:p>2021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ÉLIE</text:p>
          </table:table-cell>
          <table:table-cell office:value-type="float" office:value="2000" calcext:value-type="float">
            <text:p>2000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ÉLIE</text:p>
          </table:table-cell>
          <table:table-cell office:value-type="float" office:value="2001" calcext:value-type="float">
            <text:p>200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ÉLIE</text:p>
          </table:table-cell>
          <table:table-cell office:value-type="float" office:value="2002" calcext:value-type="float">
            <text:p>200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ÉLIE</text:p>
          </table:table-cell>
          <table:table-cell office:value-type="float" office:value="2003" calcext:value-type="float">
            <text:p>2003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ÉLIE</text:p>
          </table:table-cell>
          <table:table-cell office:value-type="float" office:value="2004" calcext:value-type="float">
            <text:p>200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MÉLIE</text:p>
          </table:table-cell>
          <table:table-cell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ELLE</text:p>
          </table:table-cell>
          <table:table-cell office:value-type="float" office:value="2003" calcext:value-type="float">
            <text:p>2003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ELLE</text:p>
          </table:table-cell>
          <table:table-cell office:value-type="float" office:value="2004" calcext:value-type="float">
            <text:p>200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ELLE</text:p>
          </table:table-cell>
          <table:table-cell office:value-type="float" office:value="2008" calcext:value-type="float">
            <text:p>200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IS</text:p>
          </table:table-cell>
          <table:table-cell office:value-type="float" office:value="2010" calcext:value-type="float">
            <text:p>201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0" calcext:value-type="float">
            <text:p>200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1" calcext:value-type="float">
            <text:p>2001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2" calcext:value-type="float">
            <text:p>2002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3" calcext:value-type="float">
            <text:p>2003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4" calcext:value-type="float">
            <text:p>2004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5" calcext:value-type="float">
            <text:p>2005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6" calcext:value-type="float">
            <text:p>2006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7" calcext:value-type="float">
            <text:p>2007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8" calcext:value-type="float">
            <text:p>2008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09" calcext:value-type="float">
            <text:p>2009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0" calcext:value-type="float">
            <text:p>201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1" calcext:value-type="float">
            <text:p>2011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2" calcext:value-type="float">
            <text:p>201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3" calcext:value-type="float">
            <text:p>201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4" calcext:value-type="float">
            <text:p>201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5" calcext:value-type="float">
            <text:p>2015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6" calcext:value-type="float">
            <text:p>201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7" calcext:value-type="float">
            <text:p>201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AÏS</text:p>
          </table:table-cell>
          <table:table-cell office:value-type="float" office:value="2018" calcext:value-type="float">
            <text:p>2018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DRÉA</text:p>
          </table:table-cell>
          <table:table-cell office:value-type="float" office:value="2000" calcext:value-type="float">
            <text:p>200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DRÉA</text:p>
          </table:table-cell>
          <table:table-cell office:value-type="float" office:value="2001" calcext:value-type="float">
            <text:p>2001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1" calcext:value-type="float">
            <text:p>2001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2" calcext:value-type="float">
            <text:p>2002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3" calcext:value-type="float">
            <text:p>200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4" calcext:value-type="float">
            <text:p>200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5" calcext:value-type="float">
            <text:p>200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09" calcext:value-type="float">
            <text:p>200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0" calcext:value-type="float">
            <text:p>2010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1" calcext:value-type="float">
            <text:p>2011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2" calcext:value-type="float">
            <text:p>2012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4" calcext:value-type="float">
            <text:p>201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5" calcext:value-type="float">
            <text:p>2015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6" calcext:value-type="float">
            <text:p>2016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7" calcext:value-type="float">
            <text:p>2017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8" calcext:value-type="float">
            <text:p>2018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19" calcext:value-type="float">
            <text:p>201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20" calcext:value-type="float">
            <text:p>2020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NNA</text:p>
          </table:table-cell>
          <table:table-cell office:value-type="float" office:value="2021" calcext:value-type="float">
            <text:p>2021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SSIA</text:p>
          </table:table-cell>
          <table:table-cell office:value-type="float" office:value="2013" calcext:value-type="float">
            <text:p>201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SSIA</text:p>
          </table:table-cell>
          <table:table-cell office:value-type="float" office:value="2014" calcext:value-type="float">
            <text:p>201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SSIA</text:p>
          </table:table-cell>
          <table:table-cell office:value-type="float" office:value="2015" calcext:value-type="float">
            <text:p>201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UDREY</text:p>
          </table:table-cell>
          <table:table-cell office:value-type="float" office:value="2000" calcext:value-type="float">
            <text:p>200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UDREY</text:p>
          </table:table-cell>
          <table:table-cell office:value-type="float" office:value="2001" calcext:value-type="float">
            <text:p>200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UDREY</text:p>
          </table:table-cell>
          <table:table-cell office:value-type="float" office:value="2002" calcext:value-type="float">
            <text:p>2002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URÉLIE</text:p>
          </table:table-cell>
          <table:table-cell office:value-type="float" office:value="2000" calcext:value-type="float">
            <text:p>200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VA</text:p>
          </table:table-cell>
          <table:table-cell office:value-type="float" office:value="2021" calcext:value-type="float">
            <text:p>202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XELLE</text:p>
          </table:table-cell>
          <table:table-cell office:value-type="float" office:value="2000" calcext:value-type="float">
            <text:p>200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XELLE</text:p>
          </table:table-cell>
          <table:table-cell office:value-type="float" office:value="2001" calcext:value-type="float">
            <text:p>200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XELLE</text:p>
          </table:table-cell>
          <table:table-cell office:value-type="float" office:value="2002" calcext:value-type="float">
            <text:p>200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XELLE</text:p>
          </table:table-cell>
          <table:table-cell office:value-type="float" office:value="2003" calcext:value-type="float">
            <text:p>200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XELLE</text:p>
          </table:table-cell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2" calcext:value-type="float">
            <text:p>201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3" calcext:value-type="float">
            <text:p>201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4" calcext:value-type="float">
            <text:p>201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5" calcext:value-type="float">
            <text:p>201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6" calcext:value-type="float">
            <text:p>201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7" calcext:value-type="float">
            <text:p>2017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8" calcext:value-type="float">
            <text:p>2018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AYA</text:p>
          </table:table-cell>
          <table:table-cell office:value-type="float" office:value="2019" calcext:value-type="float">
            <text:p>201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0" calcext:value-type="float">
            <text:p>2000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1" calcext:value-type="float">
            <text:p>2001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2" calcext:value-type="float">
            <text:p>2002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3" calcext:value-type="float">
            <text:p>2003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4" calcext:value-type="float">
            <text:p>2004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5" calcext:value-type="float">
            <text:p>2005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6" calcext:value-type="float">
            <text:p>2006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7" calcext:value-type="float">
            <text:p>2007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8" calcext:value-type="float">
            <text:p>2008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09" calcext:value-type="float">
            <text:p>2009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0" calcext:value-type="float">
            <text:p>2010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1" calcext:value-type="float">
            <text:p>2011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2" calcext:value-type="float">
            <text:p>201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3" calcext:value-type="float">
            <text:p>2013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4" calcext:value-type="float">
            <text:p>2014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5" calcext:value-type="float">
            <text:p>2015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6" calcext:value-type="float">
            <text:p>2016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7" calcext:value-type="float">
            <text:p>2017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8" calcext:value-type="float">
            <text:p>201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19" calcext:value-type="float">
            <text:p>201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20" calcext:value-type="float">
            <text:p>202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MILLE</text:p>
          </table:table-cell>
          <table:table-cell office:value-type="float" office:value="2021" calcext:value-type="float">
            <text:p>2021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NDICE</text:p>
          </table:table-cell>
          <table:table-cell office:value-type="float" office:value="2004" calcext:value-type="float">
            <text:p>200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NDICE</text:p>
          </table:table-cell>
          <table:table-cell office:value-type="float" office:value="2005" calcext:value-type="float">
            <text:p>2005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NDICE</text:p>
          </table:table-cell>
          <table:table-cell office:value-type="float" office:value="2006" calcext:value-type="float">
            <text:p>200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NDICE</text:p>
          </table:table-cell>
          <table:table-cell office:value-type="float" office:value="2007" calcext:value-type="float">
            <text:p>200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2" calcext:value-type="float">
            <text:p>201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3" calcext:value-type="float">
            <text:p>201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4" calcext:value-type="float">
            <text:p>201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5" calcext:value-type="float">
            <text:p>201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6" calcext:value-type="float">
            <text:p>2016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7" calcext:value-type="float">
            <text:p>2017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8" calcext:value-type="float">
            <text:p>201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19" calcext:value-type="float">
            <text:p>2019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20" calcext:value-type="float">
            <text:p>20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PUCINE</text:p>
          </table:table-cell>
          <table:table-cell office:value-type="float" office:value="2021" calcext:value-type="float">
            <text:p>202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0" calcext:value-type="float">
            <text:p>200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1" calcext:value-type="float">
            <text:p>200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2" calcext:value-type="float">
            <text:p>200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3" calcext:value-type="float">
            <text:p>2003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5" calcext:value-type="float">
            <text:p>20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6" calcext:value-type="float">
            <text:p>2006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LA</text:p>
          </table:table-cell>
          <table:table-cell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ROLINE</text:p>
          </table:table-cell>
          <table:table-cell office:value-type="float" office:value="2000" calcext:value-type="float">
            <text:p>200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SSANDRA</text:p>
          </table:table-cell>
          <table:table-cell office:value-type="float" office:value="2000" calcext:value-type="float">
            <text:p>2000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SSANDRA</text:p>
          </table:table-cell>
          <table:table-cell office:value-type="float" office:value="2001" calcext:value-type="float">
            <text:p>200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SSANDRA</text:p>
          </table:table-cell>
          <table:table-cell office:value-type="float" office:value="2002" calcext:value-type="float">
            <text:p>2002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SSANDRA</text:p>
          </table:table-cell>
          <table:table-cell office:value-type="float" office:value="2003" calcext:value-type="float">
            <text:p>200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SSANDRA</text:p>
          </table:table-cell>
          <table:table-cell office:value-type="float" office:value="2004" calcext:value-type="float">
            <text:p>20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ASSANDRA</text:p>
          </table:table-cell>
          <table:table-cell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0" calcext:value-type="float">
            <text:p>2000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1" calcext:value-type="float">
            <text:p>200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2" calcext:value-type="float">
            <text:p>200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3" calcext:value-type="float">
            <text:p>2003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4" calcext:value-type="float">
            <text:p>2004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5" calcext:value-type="float">
            <text:p>200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6" calcext:value-type="float">
            <text:p>2006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7" calcext:value-type="float">
            <text:p>2007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8" calcext:value-type="float">
            <text:p>2008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10" calcext:value-type="float">
            <text:p>201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12" calcext:value-type="float">
            <text:p>20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13" calcext:value-type="float">
            <text:p>2013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A</text:p>
          </table:table-cell>
          <table:table-cell office:value-type="float" office:value="2014" calcext:value-type="float">
            <text:p>201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ÉLINE</text:p>
          </table:table-cell>
          <table:table-cell office:value-type="float" office:value="2000" calcext:value-type="float">
            <text:p>2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IE</text:p>
          </table:table-cell>
          <table:table-cell office:value-type="float" office:value="2014" calcext:value-type="float">
            <text:p>201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IE</text:p>
          </table:table-cell>
          <table:table-cell office:value-type="float" office:value="2018" calcext:value-type="float">
            <text:p>2018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IE</text:p>
          </table:table-cell>
          <table:table-cell office:value-type="float" office:value="2019" calcext:value-type="float">
            <text:p>2019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IE</text:p>
          </table:table-cell>
          <table:table-cell office:value-type="float" office:value="2020" calcext:value-type="float">
            <text:p>202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IE</text:p>
          </table:table-cell>
          <table:table-cell office:value-type="float" office:value="2021" calcext:value-type="float">
            <text:p>2021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0" calcext:value-type="float">
            <text:p>20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1" calcext:value-type="float">
            <text:p>2001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2" calcext:value-type="float">
            <text:p>2002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3" calcext:value-type="float">
            <text:p>2003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4" calcext:value-type="float">
            <text:p>2004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5" calcext:value-type="float">
            <text:p>20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6" calcext:value-type="float">
            <text:p>2006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7" calcext:value-type="float">
            <text:p>2007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8" calcext:value-type="float">
            <text:p>200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0" calcext:value-type="float">
            <text:p>2010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1" calcext:value-type="float">
            <text:p>2011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2" calcext:value-type="float">
            <text:p>201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3" calcext:value-type="float">
            <text:p>201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4" calcext:value-type="float">
            <text:p>201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5" calcext:value-type="float">
            <text:p>2015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6" calcext:value-type="float">
            <text:p>201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7" calcext:value-type="float">
            <text:p>2017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8" calcext:value-type="float">
            <text:p>201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20" calcext:value-type="float">
            <text:p>202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ARLOTTE</text:p>
          </table:table-cell>
          <table:table-cell office:value-type="float" office:value="2021" calcext:value-type="float">
            <text:p>202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E</text:p>
          </table:table-cell>
          <table:table-cell office:value-type="float" office:value="2010" calcext:value-type="float">
            <text:p>2010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E</text:p>
          </table:table-cell>
          <table:table-cell office:value-type="float" office:value="2011" calcext:value-type="float">
            <text:p>2011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0" calcext:value-type="float">
            <text:p>2000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1" calcext:value-type="float">
            <text:p>2001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2" calcext:value-type="float">
            <text:p>2002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3" calcext:value-type="float">
            <text:p>2003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4" calcext:value-type="float">
            <text:p>2004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5" calcext:value-type="float">
            <text:p>2005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6" calcext:value-type="float">
            <text:p>2006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7" calcext:value-type="float">
            <text:p>2007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8" calcext:value-type="float">
            <text:p>2008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09" calcext:value-type="float">
            <text:p>2009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0" calcext:value-type="float">
            <text:p>2010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1" calcext:value-type="float">
            <text:p>2011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2" calcext:value-type="float">
            <text:p>2012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3" calcext:value-type="float">
            <text:p>2013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4" calcext:value-type="float">
            <text:p>2014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5" calcext:value-type="float">
            <text:p>2015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7" calcext:value-type="float">
            <text:p>2017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8" calcext:value-type="float">
            <text:p>2018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19" calcext:value-type="float">
            <text:p>2019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20" calcext:value-type="float">
            <text:p>202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HLOÉ</text:p>
          </table:table-cell>
          <table:table-cell office:value-type="float" office:value="2021" calcext:value-type="float">
            <text:p>2021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IRE</text:p>
          </table:table-cell>
          <table:table-cell office:value-type="float" office:value="2000" calcext:value-type="float">
            <text:p>2000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IRE</text:p>
          </table:table-cell>
          <table:table-cell office:value-type="float" office:value="2001" calcext:value-type="float">
            <text:p>2001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IRE</text:p>
          </table:table-cell>
          <table:table-cell office:value-type="float" office:value="2002" calcext:value-type="float">
            <text:p>200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IRE</text:p>
          </table:table-cell>
          <table:table-cell office:value-type="float" office:value="2003" calcext:value-type="float">
            <text:p>200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0" calcext:value-type="float">
            <text:p>200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1" calcext:value-type="float">
            <text:p>2001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2" calcext:value-type="float">
            <text:p>2002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3" calcext:value-type="float">
            <text:p>2003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4" calcext:value-type="float">
            <text:p>2004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5" calcext:value-type="float">
            <text:p>2005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6" calcext:value-type="float">
            <text:p>2006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7" calcext:value-type="float">
            <text:p>2007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8" calcext:value-type="float">
            <text:p>2008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09" calcext:value-type="float">
            <text:p>2009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0" calcext:value-type="float">
            <text:p>2010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1" calcext:value-type="float">
            <text:p>2011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3" calcext:value-type="float">
            <text:p>2013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4" calcext:value-type="float">
            <text:p>201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5" calcext:value-type="float">
            <text:p>2015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6" calcext:value-type="float">
            <text:p>2016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7" calcext:value-type="float">
            <text:p>201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8" calcext:value-type="float">
            <text:p>201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ARA</text:p>
          </table:table-cell>
          <table:table-cell office:value-type="float" office:value="2019" calcext:value-type="float">
            <text:p>2019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0" calcext:value-type="float">
            <text:p>2000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1" calcext:value-type="float">
            <text:p>2001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2" calcext:value-type="float">
            <text:p>2002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3" calcext:value-type="float">
            <text:p>2003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4" calcext:value-type="float">
            <text:p>2004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6" calcext:value-type="float">
            <text:p>2006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7" calcext:value-type="float">
            <text:p>200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8" calcext:value-type="float">
            <text:p>200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09" calcext:value-type="float">
            <text:p>200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0" calcext:value-type="float">
            <text:p>2010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1" calcext:value-type="float">
            <text:p>2011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2" calcext:value-type="float">
            <text:p>201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3" calcext:value-type="float">
            <text:p>2013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4" calcext:value-type="float">
            <text:p>201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5" calcext:value-type="float">
            <text:p>201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6" calcext:value-type="float">
            <text:p>201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7" calcext:value-type="float">
            <text:p>2017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8" calcext:value-type="float">
            <text:p>2018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19" calcext:value-type="float">
            <text:p>2019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20" calcext:value-type="float">
            <text:p>202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LÉMENCE</text:p>
          </table:table-cell>
          <table:table-cell office:value-type="float" office:value="2021" calcext:value-type="float">
            <text:p>202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OLINE</text:p>
          </table:table-cell>
          <table:table-cell office:value-type="float" office:value="2000" calcext:value-type="float">
            <text:p>200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ORALIE</text:p>
          </table:table-cell>
          <table:table-cell office:value-type="float" office:value="2000" calcext:value-type="float">
            <text:p>200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ORALIE</text:p>
          </table:table-cell>
          <table:table-cell office:value-type="float" office:value="2001" calcext:value-type="float">
            <text:p>2001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ORALIE</text:p>
          </table:table-cell>
          <table:table-cell office:value-type="float" office:value="2002" calcext:value-type="float">
            <text:p>200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CORALIE</text:p>
          </table:table-cell>
          <table:table-cell office:value-type="float" office:value="2003" calcext:value-type="float">
            <text:p>2003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3" calcext:value-type="float">
            <text:p>201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4" calcext:value-type="float">
            <text:p>201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5" calcext:value-type="float">
            <text:p>2015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6" calcext:value-type="float">
            <text:p>2016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7" calcext:value-type="float">
            <text:p>201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8" calcext:value-type="float">
            <text:p>2018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19" calcext:value-type="float">
            <text:p>201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20" calcext:value-type="float">
            <text:p>202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ENA</text:p>
          </table:table-cell>
          <table:table-cell office:value-type="float" office:value="2021" calcext:value-type="float">
            <text:p>202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0" calcext:value-type="float">
            <text:p>2000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1" calcext:value-type="float">
            <text:p>2001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2" calcext:value-type="float">
            <text:p>2002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3" calcext:value-type="float">
            <text:p>2003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4" calcext:value-type="float">
            <text:p>200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5" calcext:value-type="float">
            <text:p>2005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6" calcext:value-type="float">
            <text:p>2006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8" calcext:value-type="float">
            <text:p>200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09" calcext:value-type="float">
            <text:p>2009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10" calcext:value-type="float">
            <text:p>201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11" calcext:value-type="float">
            <text:p>201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12" calcext:value-type="float">
            <text:p>2012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A</text:p>
          </table:table-cell>
          <table:table-cell office:value-type="float" office:value="2013" calcext:value-type="float">
            <text:p>201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0" calcext:value-type="float">
            <text:p>2000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1" calcext:value-type="float">
            <text:p>2001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2" calcext:value-type="float">
            <text:p>2002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3" calcext:value-type="float">
            <text:p>200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4" calcext:value-type="float">
            <text:p>200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5" calcext:value-type="float">
            <text:p>2005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7" calcext:value-type="float">
            <text:p>2007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8" calcext:value-type="float">
            <text:p>200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09" calcext:value-type="float">
            <text:p>200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0" calcext:value-type="float">
            <text:p>201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1" calcext:value-type="float">
            <text:p>2011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2" calcext:value-type="float">
            <text:p>201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3" calcext:value-type="float">
            <text:p>201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4" calcext:value-type="float">
            <text:p>201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5" calcext:value-type="float">
            <text:p>201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6" calcext:value-type="float">
            <text:p>201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ISE</text:p>
          </table:table-cell>
          <table:table-cell office:value-type="float" office:value="2017" calcext:value-type="float">
            <text:p>201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DIE</text:p>
          </table:table-cell>
          <table:table-cell office:value-type="float" office:value="2000" calcext:value-type="float">
            <text:p>20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DIE</text:p>
          </table:table-cell>
          <table:table-cell office:value-type="float" office:value="2001" calcext:value-type="float">
            <text:p>2001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DIE</text:p>
          </table:table-cell>
          <table:table-cell office:value-type="float" office:value="2002" calcext:value-type="float">
            <text:p>200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DIE</text:p>
          </table:table-cell>
          <table:table-cell office:value-type="float" office:value="2003" calcext:value-type="float">
            <text:p>200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DIE</text:p>
          </table:table-cell>
          <table:table-cell office:value-type="float" office:value="2004" calcext:value-type="float">
            <text:p>200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1" calcext:value-type="float">
            <text:p>2001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2" calcext:value-type="float">
            <text:p>200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3" calcext:value-type="float">
            <text:p>200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4" calcext:value-type="float">
            <text:p>2004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7" calcext:value-type="float">
            <text:p>200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8" calcext:value-type="float">
            <text:p>200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OISE</text:p>
          </table:table-cell>
          <table:table-cell office:value-type="float" office:value="2009" calcext:value-type="float">
            <text:p>200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0" calcext:value-type="float">
            <text:p>2000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1" calcext:value-type="float">
            <text:p>2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2" calcext:value-type="float">
            <text:p>2002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3" calcext:value-type="float">
            <text:p>200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4" calcext:value-type="float">
            <text:p>2004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5" calcext:value-type="float">
            <text:p>200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7" calcext:value-type="float">
            <text:p>2007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8" calcext:value-type="float">
            <text:p>200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09" calcext:value-type="float">
            <text:p>200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0" calcext:value-type="float">
            <text:p>201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1" calcext:value-type="float">
            <text:p>2011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2" calcext:value-type="float">
            <text:p>201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3" calcext:value-type="float">
            <text:p>201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4" calcext:value-type="float">
            <text:p>201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5" calcext:value-type="float">
            <text:p>2015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LSA</text:p>
          </table:table-cell>
          <table:table-cell office:value-type="float" office:value="2016" calcext:value-type="float">
            <text:p>201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ELINE</text:p>
          </table:table-cell>
          <table:table-cell office:value-type="float" office:value="2000" calcext:value-type="float">
            <text:p>2000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ELINE</text:p>
          </table:table-cell>
          <table:table-cell office:value-type="float" office:value="2001" calcext:value-type="float">
            <text:p>200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ELINE</text:p>
          </table:table-cell>
          <table:table-cell office:value-type="float" office:value="2002" calcext:value-type="float">
            <text:p>2002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0" calcext:value-type="float">
            <text:p>2000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1" calcext:value-type="float">
            <text:p>2001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2" calcext:value-type="float">
            <text:p>200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3" calcext:value-type="float">
            <text:p>2003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4" calcext:value-type="float">
            <text:p>200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5" calcext:value-type="float">
            <text:p>200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6" calcext:value-type="float">
            <text:p>2006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8" calcext:value-type="float">
            <text:p>200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09" calcext:value-type="float">
            <text:p>2009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ILIE</text:p>
          </table:table-cell>
          <table:table-cell office:value-type="float" office:value="2010" calcext:value-type="float">
            <text:p>201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0" calcext:value-type="float">
            <text:p>2000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1" calcext:value-type="float">
            <text:p>2001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2" calcext:value-type="float">
            <text:p>2002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3" calcext:value-type="float">
            <text:p>2003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4" calcext:value-type="float">
            <text:p>2004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5" calcext:value-type="float">
            <text:p>2005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6" calcext:value-type="float">
            <text:p>2006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7" calcext:value-type="float">
            <text:p>2007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8" calcext:value-type="float">
            <text:p>2008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09" calcext:value-type="float">
            <text:p>2009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0" calcext:value-type="float">
            <text:p>2010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1" calcext:value-type="float">
            <text:p>2011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2" calcext:value-type="float">
            <text:p>2012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3" calcext:value-type="float">
            <text:p>2013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4" calcext:value-type="float">
            <text:p>2014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5" calcext:value-type="float">
            <text:p>201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6" calcext:value-type="float">
            <text:p>2016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7" calcext:value-type="float">
            <text:p>2017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8" calcext:value-type="float">
            <text:p>201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20" calcext:value-type="float">
            <text:p>2020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MA</text:p>
          </table:table-cell>
          <table:table-cell office:value-type="float" office:value="2021" calcext:value-type="float">
            <text:p>2021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MY</text:p>
          </table:table-cell>
          <table:table-cell office:value-type="float" office:value="2021" calcext:value-type="float">
            <text:p>2021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NORA</text:p>
          </table:table-cell>
          <table:table-cell office:value-type="float" office:value="2013" calcext:value-type="float">
            <text:p>201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STELLE</text:p>
          </table:table-cell>
          <table:table-cell office:value-type="float" office:value="2000" calcext:value-type="float">
            <text:p>200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STELLE</text:p>
          </table:table-cell>
          <table:table-cell office:value-type="float" office:value="2001" calcext:value-type="float">
            <text:p>200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0" calcext:value-type="float">
            <text:p>2000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1" calcext:value-type="float">
            <text:p>2001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2" calcext:value-type="float">
            <text:p>2002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3" calcext:value-type="float">
            <text:p>2003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4" calcext:value-type="float">
            <text:p>2004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5" calcext:value-type="float">
            <text:p>2005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6" calcext:value-type="float">
            <text:p>2006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7" calcext:value-type="float">
            <text:p>2007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8" calcext:value-type="float">
            <text:p>2008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09" calcext:value-type="float">
            <text:p>2009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0" calcext:value-type="float">
            <text:p>2010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1" calcext:value-type="float">
            <text:p>2011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3" calcext:value-type="float">
            <text:p>2013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4" calcext:value-type="float">
            <text:p>2014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5" calcext:value-type="float">
            <text:p>201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6" calcext:value-type="float">
            <text:p>2016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7" calcext:value-type="float">
            <text:p>201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8" calcext:value-type="float">
            <text:p>20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19" calcext:value-type="float">
            <text:p>2019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20" calcext:value-type="float">
            <text:p>2020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EVA</text:p>
          </table:table-cell>
          <table:table-cell office:value-type="float" office:value="2021" calcext:value-type="float">
            <text:p>2021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NNY</text:p>
          </table:table-cell>
          <table:table-cell office:value-type="float" office:value="2000" calcext:value-type="float">
            <text:p>200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NNY</text:p>
          </table:table-cell>
          <table:table-cell office:value-type="float" office:value="2001" calcext:value-type="float">
            <text:p>200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NNY</text:p>
          </table:table-cell>
          <table:table-cell office:value-type="float" office:value="2002" calcext:value-type="float">
            <text:p>2002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NNY</text:p>
          </table:table-cell>
          <table:table-cell office:value-type="float" office:value="2003" calcext:value-type="float">
            <text:p>200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NNY</text:p>
          </table:table-cell>
          <table:table-cell office:value-type="float" office:value="2004" calcext:value-type="float">
            <text:p>200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USTINE</text:p>
          </table:table-cell>
          <table:table-cell office:value-type="float" office:value="2008" calcext:value-type="float">
            <text:p>200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USTINE</text:p>
          </table:table-cell>
          <table:table-cell office:value-type="float" office:value="2009" calcext:value-type="float">
            <text:p>20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AUSTINE</text:p>
          </table:table-cell>
          <table:table-cell office:value-type="float" office:value="2010" calcext:value-type="float">
            <text:p>201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LAVIE</text:p>
          </table:table-cell>
          <table:table-cell office:value-type="float" office:value="2001" calcext:value-type="float">
            <text:p>200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LAVIE</text:p>
          </table:table-cell>
          <table:table-cell office:value-type="float" office:value="2002" calcext:value-type="float">
            <text:p>200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LAVIE</text:p>
          </table:table-cell>
          <table:table-cell office:value-type="float" office:value="2003" calcext:value-type="float">
            <text:p>2003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FLAVIE</text:p>
          </table:table-cell>
          <table:table-cell office:value-type="float" office:value="2004" calcext:value-type="float">
            <text:p>200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ABRIELLE</text:p>
          </table:table-cell>
          <table:table-cell office:value-type="float" office:value="2009" calcext:value-type="float">
            <text:p>200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ABRIELLE</text:p>
          </table:table-cell>
          <table:table-cell office:value-type="float" office:value="2010" calcext:value-type="float">
            <text:p>201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3" calcext:value-type="float">
            <text:p>201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4" calcext:value-type="float">
            <text:p>2014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5" calcext:value-type="float">
            <text:p>201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6" calcext:value-type="float">
            <text:p>201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7" calcext:value-type="float">
            <text:p>2017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8" calcext:value-type="float">
            <text:p>2018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19" calcext:value-type="float">
            <text:p>2019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20" calcext:value-type="float">
            <text:p>2020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ULIA</text:p>
          </table:table-cell>
          <table:table-cell office:value-type="float" office:value="2021" calcext:value-type="float">
            <text:p>202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LONA</text:p>
          </table:table-cell>
          <table:table-cell office:value-type="float" office:value="2003" calcext:value-type="float">
            <text:p>2003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LONA</text:p>
          </table:table-cell>
          <table:table-cell office:value-type="float" office:value="2004" calcext:value-type="float">
            <text:p>200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LONA</text:p>
          </table:table-cell>
          <table:table-cell office:value-type="float" office:value="2005" calcext:value-type="float">
            <text:p>2005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0" calcext:value-type="float">
            <text:p>201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1" calcext:value-type="float">
            <text:p>201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2" calcext:value-type="float">
            <text:p>201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3" calcext:value-type="float">
            <text:p>2013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4" calcext:value-type="float">
            <text:p>201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5" calcext:value-type="float">
            <text:p>2015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6" calcext:value-type="float">
            <text:p>2016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7" calcext:value-type="float">
            <text:p>2017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8" calcext:value-type="float">
            <text:p>201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19" calcext:value-type="float">
            <text:p>2019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20" calcext:value-type="float">
            <text:p>202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AYA</text:p>
          </table:table-cell>
          <table:table-cell office:value-type="float" office:value="2021" calcext:value-type="float">
            <text:p>2021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ES</text:p>
          </table:table-cell>
          <table:table-cell office:value-type="float" office:value="2010" calcext:value-type="float">
            <text:p>201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ES</text:p>
          </table:table-cell>
          <table:table-cell office:value-type="float" office:value="2011" calcext:value-type="float">
            <text:p>2011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ES</text:p>
          </table:table-cell>
          <table:table-cell office:value-type="float" office:value="2012" calcext:value-type="float">
            <text:p>2012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ES</text:p>
          </table:table-cell>
          <table:table-cell office:value-type="float" office:value="2013" calcext:value-type="float">
            <text:p>201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ES</text:p>
          </table:table-cell>
          <table:table-cell office:value-type="float" office:value="2014" calcext:value-type="float">
            <text:p>201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ES</text:p>
          </table:table-cell>
          <table:table-cell office:value-type="float" office:value="2015" calcext:value-type="float">
            <text:p>201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0" calcext:value-type="float">
            <text:p>2000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1" calcext:value-type="float">
            <text:p>2001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2" calcext:value-type="float">
            <text:p>2002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3" calcext:value-type="float">
            <text:p>2003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4" calcext:value-type="float">
            <text:p>2004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5" calcext:value-type="float">
            <text:p>2005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6" calcext:value-type="float">
            <text:p>2006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7" calcext:value-type="float">
            <text:p>2007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8" calcext:value-type="float">
            <text:p>2008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09" calcext:value-type="float">
            <text:p>2009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0" calcext:value-type="float">
            <text:p>2010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1" calcext:value-type="float">
            <text:p>2011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2" calcext:value-type="float">
            <text:p>2012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3" calcext:value-type="float">
            <text:p>2013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5" calcext:value-type="float">
            <text:p>2015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6" calcext:value-type="float">
            <text:p>2016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7" calcext:value-type="float">
            <text:p>2017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8" calcext:value-type="float">
            <text:p>2018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19" calcext:value-type="float">
            <text:p>201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20" calcext:value-type="float">
            <text:p>2020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NÈS</text:p>
          </table:table-cell>
          <table:table-cell office:value-type="float" office:value="2021" calcext:value-type="float">
            <text:p>202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RIS</text:p>
          </table:table-cell>
          <table:table-cell office:value-type="float" office:value="2017" calcext:value-type="float">
            <text:p>201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RIS</text:p>
          </table:table-cell>
          <table:table-cell office:value-type="float" office:value="2018" calcext:value-type="float">
            <text:p>201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RIS</text:p>
          </table:table-cell>
          <table:table-cell office:value-type="float" office:value="2019" calcext:value-type="float">
            <text:p>2019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RIS</text:p>
          </table:table-cell>
          <table:table-cell office:value-type="float" office:value="2020" calcext:value-type="float">
            <text:p>202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IRIS</text:p>
          </table:table-cell>
          <table:table-cell office:value-type="float" office:value="2021" calcext:value-type="float">
            <text:p>202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0" calcext:value-type="float">
            <text:p>200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1" calcext:value-type="float">
            <text:p>2001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2" calcext:value-type="float">
            <text:p>2002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3" calcext:value-type="float">
            <text:p>2003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4" calcext:value-type="float">
            <text:p>2004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5" calcext:value-type="float">
            <text:p>2005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6" calcext:value-type="float">
            <text:p>2006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7" calcext:value-type="float">
            <text:p>2007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8" calcext:value-type="float">
            <text:p>2008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09" calcext:value-type="float">
            <text:p>2009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0" calcext:value-type="float">
            <text:p>2010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1" calcext:value-type="float">
            <text:p>2011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2" calcext:value-type="float">
            <text:p>2012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3" calcext:value-type="float">
            <text:p>2013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4" calcext:value-type="float">
            <text:p>2014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5" calcext:value-type="float">
            <text:p>2015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6" calcext:value-type="float">
            <text:p>2016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7" calcext:value-type="float">
            <text:p>2017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8" calcext:value-type="float">
            <text:p>2018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19" calcext:value-type="float">
            <text:p>2019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20" calcext:value-type="float">
            <text:p>2020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ADE</text:p>
          </table:table-cell>
          <table:table-cell office:value-type="float" office:value="2021" calcext:value-type="float">
            <text:p>2021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0" calcext:value-type="float">
            <text:p>2000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1" calcext:value-type="float">
            <text:p>200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3" calcext:value-type="float">
            <text:p>2003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4" calcext:value-type="float">
            <text:p>200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5" calcext:value-type="float">
            <text:p>2005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6" calcext:value-type="float">
            <text:p>2006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7" calcext:value-type="float">
            <text:p>200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8" calcext:value-type="float">
            <text:p>2008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09" calcext:value-type="float">
            <text:p>2009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1" calcext:value-type="float">
            <text:p>2011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2" calcext:value-type="float">
            <text:p>201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3" calcext:value-type="float">
            <text:p>2013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4" calcext:value-type="float">
            <text:p>201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5" calcext:value-type="float">
            <text:p>201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6" calcext:value-type="float">
            <text:p>201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7" calcext:value-type="float">
            <text:p>2017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8" calcext:value-type="float">
            <text:p>201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19" calcext:value-type="float">
            <text:p>2019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20" calcext:value-type="float">
            <text:p>2020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EANNE</text:p>
          </table:table-cell>
          <table:table-cell office:value-type="float" office:value="2021" calcext:value-type="float">
            <text:p>2021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0" calcext:value-type="float">
            <text:p>2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1" calcext:value-type="float">
            <text:p>200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2" calcext:value-type="float">
            <text:p>200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3" calcext:value-type="float">
            <text:p>200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4" calcext:value-type="float">
            <text:p>200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8" calcext:value-type="float">
            <text:p>200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09" calcext:value-type="float">
            <text:p>200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0" calcext:value-type="float">
            <text:p>201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1" calcext:value-type="float">
            <text:p>201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2" calcext:value-type="float">
            <text:p>201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3" calcext:value-type="float">
            <text:p>2013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4" calcext:value-type="float">
            <text:p>2014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5" calcext:value-type="float">
            <text:p>2015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6" calcext:value-type="float">
            <text:p>2016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7" calcext:value-type="float">
            <text:p>2017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8" calcext:value-type="float">
            <text:p>2018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19" calcext:value-type="float">
            <text:p>2019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20" calcext:value-type="float">
            <text:p>2020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A</text:p>
          </table:table-cell>
          <table:table-cell office:value-type="float" office:value="2021" calcext:value-type="float">
            <text:p>2021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0" calcext:value-type="float">
            <text:p>2000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1" calcext:value-type="float">
            <text:p>2001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2" calcext:value-type="float">
            <text:p>2002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3" calcext:value-type="float">
            <text:p>2003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4" calcext:value-type="float">
            <text:p>2004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5" calcext:value-type="float">
            <text:p>200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6" calcext:value-type="float">
            <text:p>2006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7" calcext:value-type="float">
            <text:p>2007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8" calcext:value-type="float">
            <text:p>2008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09" calcext:value-type="float">
            <text:p>200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10" calcext:value-type="float">
            <text:p>2010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11" calcext:value-type="float">
            <text:p>2011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12" calcext:value-type="float">
            <text:p>201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</text:p>
          </table:table-cell>
          <table:table-cell office:value-type="float" office:value="2013" calcext:value-type="float">
            <text:p>201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0" calcext:value-type="float">
            <text:p>2000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1" calcext:value-type="float">
            <text:p>2001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2" calcext:value-type="float">
            <text:p>2002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3" calcext:value-type="float">
            <text:p>2003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4" calcext:value-type="float">
            <text:p>2004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5" calcext:value-type="float">
            <text:p>2005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6" calcext:value-type="float">
            <text:p>200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7" calcext:value-type="float">
            <text:p>2007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8" calcext:value-type="float">
            <text:p>2008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09" calcext:value-type="float">
            <text:p>2009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0" calcext:value-type="float">
            <text:p>201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1" calcext:value-type="float">
            <text:p>2011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3" calcext:value-type="float">
            <text:p>2013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4" calcext:value-type="float">
            <text:p>2014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5" calcext:value-type="float">
            <text:p>2015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6" calcext:value-type="float">
            <text:p>2016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7" calcext:value-type="float">
            <text:p>2017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8" calcext:value-type="float">
            <text:p>2018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19" calcext:value-type="float">
            <text:p>201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20" calcext:value-type="float">
            <text:p>2020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LIETTE</text:p>
          </table:table-cell>
          <table:table-cell office:value-type="float" office:value="2021" calcext:value-type="float">
            <text:p>2021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0" calcext:value-type="float">
            <text:p>200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1" calcext:value-type="float">
            <text:p>2001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2" calcext:value-type="float">
            <text:p>2002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3" calcext:value-type="float">
            <text:p>200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4" calcext:value-type="float">
            <text:p>2004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6" calcext:value-type="float">
            <text:p>200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7" calcext:value-type="float">
            <text:p>2007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09" calcext:value-type="float">
            <text:p>2009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10" calcext:value-type="float">
            <text:p>2010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11" calcext:value-type="float">
            <text:p>2011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JUSTINE</text:p>
          </table:table-cell>
          <table:table-cell office:value-type="float" office:value="2012" calcext:value-type="float">
            <text:p>201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KENZA</text:p>
          </table:table-cell>
          <table:table-cell office:value-type="float" office:value="2000" calcext:value-type="float">
            <text:p>200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KENZA</text:p>
          </table:table-cell>
          <table:table-cell office:value-type="float" office:value="2001" calcext:value-type="float">
            <text:p>200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KENZA</text:p>
          </table:table-cell>
          <table:table-cell office:value-type="float" office:value="2008" calcext:value-type="float">
            <text:p>200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ETITIA</text:p>
          </table:table-cell>
          <table:table-cell office:value-type="float" office:value="2000" calcext:value-type="float">
            <text:p>200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04" calcext:value-type="float">
            <text:p>200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08" calcext:value-type="float">
            <text:p>200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09" calcext:value-type="float">
            <text:p>2009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0" calcext:value-type="float">
            <text:p>201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1" calcext:value-type="float">
            <text:p>201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2" calcext:value-type="float">
            <text:p>2012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3" calcext:value-type="float">
            <text:p>201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4" calcext:value-type="float">
            <text:p>2014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5" calcext:value-type="float">
            <text:p>201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6" calcext:value-type="float">
            <text:p>2016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7" calcext:value-type="float">
            <text:p>201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8" calcext:value-type="float">
            <text:p>201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NA</text:p>
          </table:table-cell>
          <table:table-cell office:value-type="float" office:value="2019" calcext:value-type="float">
            <text:p>201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0" calcext:value-type="float">
            <text:p>2000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1" calcext:value-type="float">
            <text:p>2001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2" calcext:value-type="float">
            <text:p>2002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3" calcext:value-type="float">
            <text:p>2003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4" calcext:value-type="float">
            <text:p>2004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5" calcext:value-type="float">
            <text:p>2005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6" calcext:value-type="float">
            <text:p>2006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7" calcext:value-type="float">
            <text:p>2007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10" calcext:value-type="float">
            <text:p>2010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11" calcext:value-type="float">
            <text:p>201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12" calcext:value-type="float">
            <text:p>201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13" calcext:value-type="float">
            <text:p>201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A</text:p>
          </table:table-cell>
          <table:table-cell office:value-type="float" office:value="2014" calcext:value-type="float">
            <text:p>201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E</text:p>
          </table:table-cell>
          <table:table-cell office:value-type="float" office:value="2000" calcext:value-type="float">
            <text:p>200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IE</text:p>
          </table:table-cell>
          <table:table-cell office:value-type="float" office:value="2000" calcext:value-type="float">
            <text:p>200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IE</text:p>
          </table:table-cell>
          <table:table-cell office:value-type="float" office:value="2001" calcext:value-type="float">
            <text:p>200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INE</text:p>
          </table:table-cell>
          <table:table-cell office:value-type="float" office:value="2000" calcext:value-type="float">
            <text:p>200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INE</text:p>
          </table:table-cell>
          <table:table-cell office:value-type="float" office:value="2001" calcext:value-type="float">
            <text:p>2001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INE</text:p>
          </table:table-cell>
          <table:table-cell office:value-type="float" office:value="2002" calcext:value-type="float">
            <text:p>200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AURINE</text:p>
          </table:table-cell>
          <table:table-cell office:value-type="float" office:value="2003" calcext:value-type="float">
            <text:p>200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EA</text:p>
          </table:table-cell>
          <table:table-cell office:value-type="float" office:value="2010" calcext:value-type="float">
            <text:p>201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EA</text:p>
          </table:table-cell>
          <table:table-cell office:value-type="float" office:value="2011" calcext:value-type="float">
            <text:p>2011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0" calcext:value-type="float">
            <text:p>2000</text:p>
          </table:table-cell>
          <table:table-cell office:value-type="float" office:value="10662" calcext:value-type="float">
            <text:p>106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1" calcext:value-type="float">
            <text:p>2001</text:p>
          </table:table-cell>
          <table:table-cell office:value-type="float" office:value="10721" calcext:value-type="float">
            <text:p>107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2" calcext:value-type="float">
            <text:p>2002</text:p>
          </table:table-cell>
          <table:table-cell office:value-type="float" office:value="9739" calcext:value-type="float">
            <text:p>97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3" calcext:value-type="float">
            <text:p>2003</text:p>
          </table:table-cell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4" calcext:value-type="float">
            <text:p>2004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5" calcext:value-type="float">
            <text:p>2005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6" calcext:value-type="float">
            <text:p>2006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7" calcext:value-type="float">
            <text:p>2007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8" calcext:value-type="float">
            <text:p>2008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09" calcext:value-type="float">
            <text:p>2009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0" calcext:value-type="float">
            <text:p>2010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1" calcext:value-type="float">
            <text:p>2011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2" calcext:value-type="float">
            <text:p>2012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3" calcext:value-type="float">
            <text:p>2013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4" calcext:value-type="float">
            <text:p>2014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6" calcext:value-type="float">
            <text:p>201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7" calcext:value-type="float">
            <text:p>2017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8" calcext:value-type="float">
            <text:p>2018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19" calcext:value-type="float">
            <text:p>2019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20" calcext:value-type="float">
            <text:p>202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</text:p>
          </table:table-cell>
          <table:table-cell office:value-type="float" office:value="2021" calcext:value-type="float">
            <text:p>202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A</text:p>
          </table:table-cell>
          <table:table-cell office:value-type="float" office:value="2013" calcext:value-type="float">
            <text:p>201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A</text:p>
          </table:table-cell>
          <table:table-cell office:value-type="float" office:value="2014" calcext:value-type="float">
            <text:p>201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A</text:p>
          </table:table-cell>
          <table:table-cell office:value-type="float" office:value="2015" calcext:value-type="float">
            <text:p>201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A</text:p>
          </table:table-cell>
          <table:table-cell office:value-type="float" office:value="2016" calcext:value-type="float">
            <text:p>2016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A</text:p>
          </table:table-cell>
          <table:table-cell office:value-type="float" office:value="2017" calcext:value-type="float">
            <text:p>201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A</text:p>
          </table:table-cell>
          <table:table-cell office:value-type="float" office:value="2018" calcext:value-type="float">
            <text:p>2018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E</text:p>
          </table:table-cell>
          <table:table-cell office:value-type="float" office:value="2004" calcext:value-type="float">
            <text:p>200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E</text:p>
          </table:table-cell>
          <table:table-cell office:value-type="float" office:value="2005" calcext:value-type="float">
            <text:p>2005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E</text:p>
          </table:table-cell>
          <table:table-cell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E</text:p>
          </table:table-cell>
          <table:table-cell office:value-type="float" office:value="2007" calcext:value-type="float">
            <text:p>2007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E</text:p>
          </table:table-cell>
          <table:table-cell office:value-type="float" office:value="2008" calcext:value-type="float">
            <text:p>2008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ANE</text:p>
          </table:table-cell>
          <table:table-cell office:value-type="float" office:value="2009" calcext:value-type="float">
            <text:p>2009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ENA</text:p>
          </table:table-cell>
          <table:table-cell office:value-type="float" office:value="2010" calcext:value-type="float">
            <text:p>201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ENA</text:p>
          </table:table-cell>
          <table:table-cell office:value-type="float" office:value="2011" calcext:value-type="float">
            <text:p>2011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0" calcext:value-type="float">
            <text:p>200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1" calcext:value-type="float">
            <text:p>2001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2" calcext:value-type="float">
            <text:p>200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3" calcext:value-type="float">
            <text:p>2003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4" calcext:value-type="float">
            <text:p>2004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5" calcext:value-type="float">
            <text:p>20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6" calcext:value-type="float">
            <text:p>2006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7" calcext:value-type="float">
            <text:p>2007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8" calcext:value-type="float">
            <text:p>2008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09" calcext:value-type="float">
            <text:p>2009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1" calcext:value-type="float">
            <text:p>2011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4" calcext:value-type="float">
            <text:p>2014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5" calcext:value-type="float">
            <text:p>201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6" calcext:value-type="float">
            <text:p>2016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7" calcext:value-type="float">
            <text:p>2017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8" calcext:value-type="float">
            <text:p>2018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19" calcext:value-type="float">
            <text:p>2019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20" calcext:value-type="float">
            <text:p>202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NA</text:p>
          </table:table-cell>
          <table:table-cell office:value-type="float" office:value="2021" calcext:value-type="float">
            <text:p>202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07" calcext:value-type="float">
            <text:p>200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08" calcext:value-type="float">
            <text:p>2008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09" calcext:value-type="float">
            <text:p>200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0" calcext:value-type="float">
            <text:p>201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2" calcext:value-type="float">
            <text:p>201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3" calcext:value-type="float">
            <text:p>2013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4" calcext:value-type="float">
            <text:p>201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5" calcext:value-type="float">
            <text:p>201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6" calcext:value-type="float">
            <text:p>201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7" calcext:value-type="float">
            <text:p>2017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8" calcext:value-type="float">
            <text:p>201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19" calcext:value-type="float">
            <text:p>2019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20" calcext:value-type="float">
            <text:p>202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ÉONIE</text:p>
          </table:table-cell>
          <table:table-cell office:value-type="float" office:value="2021" calcext:value-type="float">
            <text:p>2021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2" calcext:value-type="float">
            <text:p>200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3" calcext:value-type="float">
            <text:p>2003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4" calcext:value-type="float">
            <text:p>200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5" calcext:value-type="float">
            <text:p>2005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6" calcext:value-type="float">
            <text:p>2006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7" calcext:value-type="float">
            <text:p>2007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8" calcext:value-type="float">
            <text:p>2008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09" calcext:value-type="float">
            <text:p>2009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0" calcext:value-type="float">
            <text:p>2010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1" calcext:value-type="float">
            <text:p>2011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2" calcext:value-type="float">
            <text:p>2012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4" calcext:value-type="float">
            <text:p>201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5" calcext:value-type="float">
            <text:p>2015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6" calcext:value-type="float">
            <text:p>201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OU</text:p>
          </table:table-cell>
          <table:table-cell office:value-type="float" office:value="2017" calcext:value-type="float">
            <text:p>2017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07" calcext:value-type="float">
            <text:p>200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08" calcext:value-type="float">
            <text:p>20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09" calcext:value-type="float">
            <text:p>200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0" calcext:value-type="float">
            <text:p>201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1" calcext:value-type="float">
            <text:p>201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2" calcext:value-type="float">
            <text:p>2012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3" calcext:value-type="float">
            <text:p>2013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4" calcext:value-type="float">
            <text:p>201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5" calcext:value-type="float">
            <text:p>201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LY</text:p>
          </table:table-cell>
          <table:table-cell office:value-type="float" office:value="2016" calcext:value-type="float">
            <text:p>201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3" calcext:value-type="float">
            <text:p>200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4" calcext:value-type="float">
            <text:p>200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5" calcext:value-type="float">
            <text:p>2005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6" calcext:value-type="float">
            <text:p>200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7" calcext:value-type="float">
            <text:p>2007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8" calcext:value-type="float">
            <text:p>2008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09" calcext:value-type="float">
            <text:p>2009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0" calcext:value-type="float">
            <text:p>2010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1" calcext:value-type="float">
            <text:p>2011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2" calcext:value-type="float">
            <text:p>2012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3" calcext:value-type="float">
            <text:p>2013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4" calcext:value-type="float">
            <text:p>2014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6" calcext:value-type="float">
            <text:p>2016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7" calcext:value-type="float">
            <text:p>2017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8" calcext:value-type="float">
            <text:p>2018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19" calcext:value-type="float">
            <text:p>2019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20" calcext:value-type="float">
            <text:p>202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NA</text:p>
          </table:table-cell>
          <table:table-cell office:value-type="float" office:value="2021" calcext:value-type="float">
            <text:p>202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0" calcext:value-type="float">
            <text:p>200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1" calcext:value-type="float">
            <text:p>2001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2" calcext:value-type="float">
            <text:p>2002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3" calcext:value-type="float">
            <text:p>2003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4" calcext:value-type="float">
            <text:p>2004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5" calcext:value-type="float">
            <text:p>2005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6" calcext:value-type="float">
            <text:p>2006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7" calcext:value-type="float">
            <text:p>2007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8" calcext:value-type="float">
            <text:p>200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09" calcext:value-type="float">
            <text:p>2009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1" calcext:value-type="float">
            <text:p>2011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2" calcext:value-type="float">
            <text:p>2012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3" calcext:value-type="float">
            <text:p>2013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4" calcext:value-type="float">
            <text:p>201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5" calcext:value-type="float">
            <text:p>201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ISA</text:p>
          </table:table-cell>
          <table:table-cell office:value-type="float" office:value="2016" calcext:value-type="float">
            <text:p>201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0" calcext:value-type="float">
            <text:p>200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1" calcext:value-type="float">
            <text:p>2001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2" calcext:value-type="float">
            <text:p>2002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3" calcext:value-type="float">
            <text:p>2003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4" calcext:value-type="float">
            <text:p>2004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5" calcext:value-type="float">
            <text:p>2005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6" calcext:value-type="float">
            <text:p>2006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7" calcext:value-type="float">
            <text:p>2007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8" calcext:value-type="float">
            <text:p>2008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09" calcext:value-type="float">
            <text:p>2009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0" calcext:value-type="float">
            <text:p>2010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1" calcext:value-type="float">
            <text:p>2011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2" calcext:value-type="float">
            <text:p>2012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3" calcext:value-type="float">
            <text:p>2013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4" calcext:value-type="float">
            <text:p>2014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6" calcext:value-type="float">
            <text:p>2016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7" calcext:value-type="float">
            <text:p>2017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19" calcext:value-type="float">
            <text:p>201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20" calcext:value-type="float">
            <text:p>2020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LA</text:p>
          </table:table-cell>
          <table:table-cell office:value-type="float" office:value="2021" calcext:value-type="float">
            <text:p>202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1" calcext:value-type="float">
            <text:p>2001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2" calcext:value-type="float">
            <text:p>200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3" calcext:value-type="float">
            <text:p>2003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4" calcext:value-type="float">
            <text:p>2004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5" calcext:value-type="float">
            <text:p>2005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6" calcext:value-type="float">
            <text:p>200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7" calcext:value-type="float">
            <text:p>200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8" calcext:value-type="float">
            <text:p>2008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1" calcext:value-type="float">
            <text:p>201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2" calcext:value-type="float">
            <text:p>2012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4" calcext:value-type="float">
            <text:p>2014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5" calcext:value-type="float">
            <text:p>2015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6" calcext:value-type="float">
            <text:p>2016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7" calcext:value-type="float">
            <text:p>2017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8" calcext:value-type="float">
            <text:p>201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19" calcext:value-type="float">
            <text:p>2019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20" calcext:value-type="float">
            <text:p>202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</text:p>
          </table:table-cell>
          <table:table-cell office:value-type="float" office:value="2021" calcext:value-type="float">
            <text:p>2021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07" calcext:value-type="float">
            <text:p>2007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0" calcext:value-type="float">
            <text:p>201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1" calcext:value-type="float">
            <text:p>201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2" calcext:value-type="float">
            <text:p>2012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3" calcext:value-type="float">
            <text:p>2013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4" calcext:value-type="float">
            <text:p>201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5" calcext:value-type="float">
            <text:p>2015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ANE</text:p>
          </table:table-cell>
          <table:table-cell office:value-type="float" office:value="2016" calcext:value-type="float">
            <text:p>201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0" calcext:value-type="float">
            <text:p>20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1" calcext:value-type="float">
            <text:p>2001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2" calcext:value-type="float">
            <text:p>2002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3" calcext:value-type="float">
            <text:p>2003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4" calcext:value-type="float">
            <text:p>200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5" calcext:value-type="float">
            <text:p>2005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6" calcext:value-type="float">
            <text:p>2006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7" calcext:value-type="float">
            <text:p>2007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8" calcext:value-type="float">
            <text:p>200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09" calcext:value-type="float">
            <text:p>2009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0" calcext:value-type="float">
            <text:p>2010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1" calcext:value-type="float">
            <text:p>2011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2" calcext:value-type="float">
            <text:p>2012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3" calcext:value-type="float">
            <text:p>2013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4" calcext:value-type="float">
            <text:p>2014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5" calcext:value-type="float">
            <text:p>2015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6" calcext:value-type="float">
            <text:p>2016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7" calcext:value-type="float">
            <text:p>2017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19" calcext:value-type="float">
            <text:p>2019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20" calcext:value-type="float">
            <text:p>2020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ISE</text:p>
          </table:table-cell>
          <table:table-cell office:value-type="float" office:value="2021" calcext:value-type="float">
            <text:p>2021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04" calcext:value-type="float">
            <text:p>200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05" calcext:value-type="float">
            <text:p>2005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06" calcext:value-type="float">
            <text:p>200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07" calcext:value-type="float">
            <text:p>2007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08" calcext:value-type="float">
            <text:p>2008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09" calcext:value-type="float">
            <text:p>2009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0" calcext:value-type="float">
            <text:p>2010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1" calcext:value-type="float">
            <text:p>201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3" calcext:value-type="float">
            <text:p>2013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4" calcext:value-type="float">
            <text:p>2014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5" calcext:value-type="float">
            <text:p>2015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6" calcext:value-type="float">
            <text:p>2016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7" calcext:value-type="float">
            <text:p>201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8" calcext:value-type="float">
            <text:p>201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19" calcext:value-type="float">
            <text:p>201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20" calcext:value-type="float">
            <text:p>202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OUNA</text:p>
          </table:table-cell>
          <table:table-cell office:value-type="float" office:value="2021" calcext:value-type="float">
            <text:p>2021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0" calcext:value-type="float">
            <text:p>200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1" calcext:value-type="float">
            <text:p>200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2" calcext:value-type="float">
            <text:p>2002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3" calcext:value-type="float">
            <text:p>2003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4" calcext:value-type="float">
            <text:p>2004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5" calcext:value-type="float">
            <text:p>200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6" calcext:value-type="float">
            <text:p>2006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7" calcext:value-type="float">
            <text:p>2007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8" calcext:value-type="float">
            <text:p>2008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09" calcext:value-type="float">
            <text:p>2009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0" calcext:value-type="float">
            <text:p>2010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2" calcext:value-type="float">
            <text:p>201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3" calcext:value-type="float">
            <text:p>2013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4" calcext:value-type="float">
            <text:p>2014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5" calcext:value-type="float">
            <text:p>2015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6" calcext:value-type="float">
            <text:p>2016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7" calcext:value-type="float">
            <text:p>201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8" calcext:value-type="float">
            <text:p>2018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19" calcext:value-type="float">
            <text:p>201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20" calcext:value-type="float">
            <text:p>202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CIE</text:p>
          </table:table-cell>
          <table:table-cell office:value-type="float" office:value="2021" calcext:value-type="float">
            <text:p>202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07" calcext:value-type="float">
            <text:p>2007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08" calcext:value-type="float">
            <text:p>200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09" calcext:value-type="float">
            <text:p>2009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0" calcext:value-type="float">
            <text:p>201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1" calcext:value-type="float">
            <text:p>201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2" calcext:value-type="float">
            <text:p>2012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5" calcext:value-type="float">
            <text:p>201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6" calcext:value-type="float">
            <text:p>201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7" calcext:value-type="float">
            <text:p>2017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8" calcext:value-type="float">
            <text:p>2018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19" calcext:value-type="float">
            <text:p>2019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20" calcext:value-type="float">
            <text:p>202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UNA</text:p>
          </table:table-cell>
          <table:table-cell office:value-type="float" office:value="2021" calcext:value-type="float">
            <text:p>2021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</text:p>
          </table:table-cell>
          <table:table-cell office:value-type="float" office:value="2017" calcext:value-type="float">
            <text:p>201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</text:p>
          </table:table-cell>
          <table:table-cell office:value-type="float" office:value="2019" calcext:value-type="float">
            <text:p>201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</text:p>
          </table:table-cell>
          <table:table-cell office:value-type="float" office:value="2020" calcext:value-type="float">
            <text:p>202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</text:p>
          </table:table-cell>
          <table:table-cell office:value-type="float" office:value="2021" calcext:value-type="float">
            <text:p>2021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NA</text:p>
          </table:table-cell>
          <table:table-cell office:value-type="float" office:value="2019" calcext:value-type="float">
            <text:p>201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NA</text:p>
          </table:table-cell>
          <table:table-cell office:value-type="float" office:value="2020" calcext:value-type="float">
            <text:p>202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ANA</text:p>
          </table:table-cell>
          <table:table-cell office:value-type="float" office:value="2021" calcext:value-type="float">
            <text:p>2021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LYNA</text:p>
          </table:table-cell>
          <table:table-cell office:value-type="float" office:value="2019" calcext:value-type="float">
            <text:p>201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0" calcext:value-type="float">
            <text:p>2000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1" calcext:value-type="float">
            <text:p>200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2" calcext:value-type="float">
            <text:p>200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3" calcext:value-type="float">
            <text:p>200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4" calcext:value-type="float">
            <text:p>200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5" calcext:value-type="float">
            <text:p>2005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6" calcext:value-type="float">
            <text:p>2006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8" calcext:value-type="float">
            <text:p>20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09" calcext:value-type="float">
            <text:p>200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LE</text:p>
          </table:table-cell>
          <table:table-cell office:value-type="float" office:value="2010" calcext:value-type="float">
            <text:p>201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3" calcext:value-type="float">
            <text:p>200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4" calcext:value-type="float">
            <text:p>2004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5" calcext:value-type="float">
            <text:p>200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6" calcext:value-type="float">
            <text:p>20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7" calcext:value-type="float">
            <text:p>2007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8" calcext:value-type="float">
            <text:p>2008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09" calcext:value-type="float">
            <text:p>2009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10" calcext:value-type="float">
            <text:p>2010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LYS</text:p>
          </table:table-cell>
          <table:table-cell office:value-type="float" office:value="2011" calcext:value-type="float">
            <text:p>2011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1" calcext:value-type="float">
            <text:p>2011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2" calcext:value-type="float">
            <text:p>201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3" calcext:value-type="float">
            <text:p>201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4" calcext:value-type="float">
            <text:p>2014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5" calcext:value-type="float">
            <text:p>2015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6" calcext:value-type="float">
            <text:p>201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ËLYS</text:p>
          </table:table-cell>
          <table:table-cell office:value-type="float" office:value="2017" calcext:value-type="float">
            <text:p>201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0" calcext:value-type="float">
            <text:p>200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1" calcext:value-type="float">
            <text:p>2001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2" calcext:value-type="float">
            <text:p>2002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3" calcext:value-type="float">
            <text:p>20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4" calcext:value-type="float">
            <text:p>200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5" calcext:value-type="float">
            <text:p>2005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6" calcext:value-type="float">
            <text:p>2006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7" calcext:value-type="float">
            <text:p>2007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09" calcext:value-type="float">
            <text:p>2009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EVA</text:p>
          </table:table-cell>
          <table:table-cell office:value-type="float" office:value="2010" calcext:value-type="float">
            <text:p>201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0" calcext:value-type="float">
            <text:p>2000</text:p>
          </table:table-cell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1" calcext:value-type="float">
            <text:p>2001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2" calcext:value-type="float">
            <text:p>2002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3" calcext:value-type="float">
            <text:p>2003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4" calcext:value-type="float">
            <text:p>2004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5" calcext:value-type="float">
            <text:p>2005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6" calcext:value-type="float">
            <text:p>2006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7" calcext:value-type="float">
            <text:p>2007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8" calcext:value-type="float">
            <text:p>2008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09" calcext:value-type="float">
            <text:p>2009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0" calcext:value-type="float">
            <text:p>2010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1" calcext:value-type="float">
            <text:p>2011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2" calcext:value-type="float">
            <text:p>2012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3" calcext:value-type="float">
            <text:p>2013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4" calcext:value-type="float">
            <text:p>2014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5" calcext:value-type="float">
            <text:p>2015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6" calcext:value-type="float">
            <text:p>2016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7" calcext:value-type="float">
            <text:p>2017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8" calcext:value-type="float">
            <text:p>201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19" calcext:value-type="float">
            <text:p>20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20" calcext:value-type="float">
            <text:p>202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NON</text:p>
          </table:table-cell>
          <table:table-cell office:value-type="float" office:value="2021" calcext:value-type="float">
            <text:p>2021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0" calcext:value-type="float">
            <text:p>2000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1" calcext:value-type="float">
            <text:p>2001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2" calcext:value-type="float">
            <text:p>2002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3" calcext:value-type="float">
            <text:p>2003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4" calcext:value-type="float">
            <text:p>2004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5" calcext:value-type="float">
            <text:p>200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7" calcext:value-type="float">
            <text:p>200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8" calcext:value-type="float">
            <text:p>200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09" calcext:value-type="float">
            <text:p>200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0" calcext:value-type="float">
            <text:p>2010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1" calcext:value-type="float">
            <text:p>2011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2" calcext:value-type="float">
            <text:p>201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3" calcext:value-type="float">
            <text:p>2013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4" calcext:value-type="float">
            <text:p>201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5" calcext:value-type="float">
            <text:p>201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6" calcext:value-type="float">
            <text:p>201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7" calcext:value-type="float">
            <text:p>201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8" calcext:value-type="float">
            <text:p>201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19" calcext:value-type="float">
            <text:p>2019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20" calcext:value-type="float">
            <text:p>202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AUX</text:p>
          </table:table-cell>
          <table:table-cell office:value-type="float" office:value="2021" calcext:value-type="float">
            <text:p>202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0" calcext:value-type="float">
            <text:p>200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1" calcext:value-type="float">
            <text:p>2001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2" calcext:value-type="float">
            <text:p>2002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3" calcext:value-type="float">
            <text:p>2003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4" calcext:value-type="float">
            <text:p>2004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5" calcext:value-type="float">
            <text:p>200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8" calcext:value-type="float">
            <text:p>200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09" calcext:value-type="float">
            <text:p>200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0" calcext:value-type="float">
            <text:p>201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1" calcext:value-type="float">
            <text:p>2011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2" calcext:value-type="float">
            <text:p>2012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3" calcext:value-type="float">
            <text:p>2013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4" calcext:value-type="float">
            <text:p>2014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5" calcext:value-type="float">
            <text:p>2015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6" calcext:value-type="float">
            <text:p>201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7" calcext:value-type="float">
            <text:p>2017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8" calcext:value-type="float">
            <text:p>201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19" calcext:value-type="float">
            <text:p>2019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20" calcext:value-type="float">
            <text:p>2020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GOT</text:p>
          </table:table-cell>
          <table:table-cell office:value-type="float" office:value="2021" calcext:value-type="float">
            <text:p>202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0" calcext:value-type="float">
            <text:p>2000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1" calcext:value-type="float">
            <text:p>2001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2" calcext:value-type="float">
            <text:p>2002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3" calcext:value-type="float">
            <text:p>2003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4" calcext:value-type="float">
            <text:p>2004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5" calcext:value-type="float">
            <text:p>2005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6" calcext:value-type="float">
            <text:p>200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7" calcext:value-type="float">
            <text:p>2007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8" calcext:value-type="float">
            <text:p>2008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10" calcext:value-type="float">
            <text:p>201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11" calcext:value-type="float">
            <text:p>2011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12" calcext:value-type="float">
            <text:p>201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13" calcext:value-type="float">
            <text:p>2013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14" calcext:value-type="float">
            <text:p>2014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E</text:p>
          </table:table-cell>
          <table:table-cell office:value-type="float" office:value="2015" calcext:value-type="float">
            <text:p>201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0" calcext:value-type="float">
            <text:p>2000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1" calcext:value-type="float">
            <text:p>2001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2" calcext:value-type="float">
            <text:p>2002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3" calcext:value-type="float">
            <text:p>200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4" calcext:value-type="float">
            <text:p>200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5" calcext:value-type="float">
            <text:p>20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6" calcext:value-type="float">
            <text:p>200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NE</text:p>
          </table:table-cell>
          <table:table-cell office:value-type="float" office:value="2007" calcext:value-type="float">
            <text:p>2007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0" calcext:value-type="float">
            <text:p>2000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1" calcext:value-type="float">
            <text:p>2001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2" calcext:value-type="float">
            <text:p>2002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3" calcext:value-type="float">
            <text:p>200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4" calcext:value-type="float">
            <text:p>200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5" calcext:value-type="float">
            <text:p>200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7" calcext:value-type="float">
            <text:p>200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8" calcext:value-type="float">
            <text:p>200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RION</text:p>
          </table:table-cell>
          <table:table-cell office:value-type="float" office:value="2009" calcext:value-type="float">
            <text:p>200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0" calcext:value-type="float">
            <text:p>2000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1" calcext:value-type="float">
            <text:p>2001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2" calcext:value-type="float">
            <text:p>2002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3" calcext:value-type="float">
            <text:p>2003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4" calcext:value-type="float">
            <text:p>2004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5" calcext:value-type="float">
            <text:p>2005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6" calcext:value-type="float">
            <text:p>2006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7" calcext:value-type="float">
            <text:p>2007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8" calcext:value-type="float">
            <text:p>2008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09" calcext:value-type="float">
            <text:p>2009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0" calcext:value-type="float">
            <text:p>201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1" calcext:value-type="float">
            <text:p>2011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2" calcext:value-type="float">
            <text:p>2012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3" calcext:value-type="float">
            <text:p>201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4" calcext:value-type="float">
            <text:p>2014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5" calcext:value-type="float">
            <text:p>201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6" calcext:value-type="float">
            <text:p>201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7" calcext:value-type="float">
            <text:p>2017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ATHILDE</text:p>
          </table:table-cell>
          <table:table-cell office:value-type="float" office:value="2018" calcext:value-type="float">
            <text:p>201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ANIE</text:p>
          </table:table-cell>
          <table:table-cell office:value-type="float" office:value="2000" calcext:value-type="float">
            <text:p>200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ANIE</text:p>
          </table:table-cell>
          <table:table-cell office:value-type="float" office:value="2001" calcext:value-type="float">
            <text:p>2001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ANIE</text:p>
          </table:table-cell>
          <table:table-cell office:value-type="float" office:value="2002" calcext:value-type="float">
            <text:p>2002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NA</text:p>
          </table:table-cell>
          <table:table-cell office:value-type="float" office:value="2007" calcext:value-type="float">
            <text:p>200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NA</text:p>
          </table:table-cell>
          <table:table-cell office:value-type="float" office:value="2008" calcext:value-type="float">
            <text:p>200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NA</text:p>
          </table:table-cell>
          <table:table-cell office:value-type="float" office:value="2009" calcext:value-type="float">
            <text:p>200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0" calcext:value-type="float">
            <text:p>2000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1" calcext:value-type="float">
            <text:p>2001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2" calcext:value-type="float">
            <text:p>200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3" calcext:value-type="float">
            <text:p>200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4" calcext:value-type="float">
            <text:p>2004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5" calcext:value-type="float">
            <text:p>200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6" calcext:value-type="float">
            <text:p>200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ÉLISSA</text:p>
          </table:table-cell>
          <table:table-cell office:value-type="float" office:value="2009" calcext:value-type="float">
            <text:p>2009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14" calcext:value-type="float">
            <text:p>201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15" calcext:value-type="float">
            <text:p>201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16" calcext:value-type="float">
            <text:p>201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17" calcext:value-type="float">
            <text:p>201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18" calcext:value-type="float">
            <text:p>2018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19" calcext:value-type="float">
            <text:p>2019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20" calcext:value-type="float">
            <text:p>202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A</text:p>
          </table:table-cell>
          <table:table-cell office:value-type="float" office:value="2021" calcext:value-type="float">
            <text:p>2021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2" calcext:value-type="float">
            <text:p>20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3" calcext:value-type="float">
            <text:p>2013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4" calcext:value-type="float">
            <text:p>2014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5" calcext:value-type="float">
            <text:p>2015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7" calcext:value-type="float">
            <text:p>2017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8" calcext:value-type="float">
            <text:p>2018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19" calcext:value-type="float">
            <text:p>2019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20" calcext:value-type="float">
            <text:p>2020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ILA</text:p>
          </table:table-cell>
          <table:table-cell office:value-type="float" office:value="2021" calcext:value-type="float">
            <text:p>2021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0" calcext:value-type="float">
            <text:p>200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1" calcext:value-type="float">
            <text:p>2001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2" calcext:value-type="float">
            <text:p>2002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3" calcext:value-type="float">
            <text:p>200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4" calcext:value-type="float">
            <text:p>2004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5" calcext:value-type="float">
            <text:p>2005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7" calcext:value-type="float">
            <text:p>200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ORGANE</text:p>
          </table:table-cell>
          <table:table-cell office:value-type="float" office:value="2008" calcext:value-type="float">
            <text:p>200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YA</text:p>
          </table:table-cell>
          <table:table-cell office:value-type="float" office:value="2018" calcext:value-type="float">
            <text:p>201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YA</text:p>
          </table:table-cell>
          <table:table-cell office:value-type="float" office:value="2019" calcext:value-type="float">
            <text:p>201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YA</text:p>
          </table:table-cell>
          <table:table-cell office:value-type="float" office:value="2020" calcext:value-type="float">
            <text:p>2020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MYA</text:p>
          </table:table-cell>
          <table:table-cell office:value-type="float" office:value="2021" calcext:value-type="float">
            <text:p>202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2" calcext:value-type="float">
            <text:p>200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3" calcext:value-type="float">
            <text:p>200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4" calcext:value-type="float">
            <text:p>2004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5" calcext:value-type="float">
            <text:p>2005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8" calcext:value-type="float">
            <text:p>200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09" calcext:value-type="float">
            <text:p>2009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0" calcext:value-type="float">
            <text:p>201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1" calcext:value-type="float">
            <text:p>201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2" calcext:value-type="float">
            <text:p>2012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3" calcext:value-type="float">
            <text:p>2013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4" calcext:value-type="float">
            <text:p>201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5" calcext:value-type="float">
            <text:p>201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6" calcext:value-type="float">
            <text:p>2016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7" calcext:value-type="float">
            <text:p>2017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8" calcext:value-type="float">
            <text:p>201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19" calcext:value-type="float">
            <text:p>201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20" calcext:value-type="float">
            <text:p>2020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INA</text:p>
          </table:table-cell>
          <table:table-cell office:value-type="float" office:value="2021" calcext:value-type="float">
            <text:p>2021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0" calcext:value-type="float">
            <text:p>200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1" calcext:value-type="float">
            <text:p>2001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2" calcext:value-type="float">
            <text:p>2002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3" calcext:value-type="float">
            <text:p>2003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4" calcext:value-type="float">
            <text:p>2004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5" calcext:value-type="float">
            <text:p>2005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6" calcext:value-type="float">
            <text:p>2006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7" calcext:value-type="float">
            <text:p>2007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8" calcext:value-type="float">
            <text:p>2008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EMIE</text:p>
          </table:table-cell>
          <table:table-cell office:value-type="float" office:value="2010" calcext:value-type="float">
            <text:p>201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ÉMIE</text:p>
          </table:table-cell>
          <table:table-cell office:value-type="float" office:value="2011" calcext:value-type="float">
            <text:p>201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ÉMIE</text:p>
          </table:table-cell>
          <table:table-cell office:value-type="float" office:value="2012" calcext:value-type="float">
            <text:p>2012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ÉMIE</text:p>
          </table:table-cell>
          <table:table-cell office:value-type="float" office:value="2013" calcext:value-type="float">
            <text:p>2013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ÉMIE</text:p>
          </table:table-cell>
          <table:table-cell office:value-type="float" office:value="2014" calcext:value-type="float">
            <text:p>2014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ÉMIE</text:p>
          </table:table-cell>
          <table:table-cell office:value-type="float" office:value="2015" calcext:value-type="float">
            <text:p>201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UR</text:p>
          </table:table-cell>
          <table:table-cell office:value-type="float" office:value="2017" calcext:value-type="float">
            <text:p>201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UR</text:p>
          </table:table-cell>
          <table:table-cell office:value-type="float" office:value="2018" calcext:value-type="float">
            <text:p>201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UR</text:p>
          </table:table-cell>
          <table:table-cell office:value-type="float" office:value="2019" calcext:value-type="float">
            <text:p>2019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UR</text:p>
          </table:table-cell>
          <table:table-cell office:value-type="float" office:value="2020" calcext:value-type="float">
            <text:p>202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UR</text:p>
          </table:table-cell>
          <table:table-cell office:value-type="float" office:value="2021" calcext:value-type="float">
            <text:p>202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0" calcext:value-type="float">
            <text:p>2000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1" calcext:value-type="float">
            <text:p>2001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2" calcext:value-type="float">
            <text:p>2002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3" calcext:value-type="float">
            <text:p>2003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4" calcext:value-type="float">
            <text:p>2004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5" calcext:value-type="float">
            <text:p>200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6" calcext:value-type="float">
            <text:p>200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7" calcext:value-type="float">
            <text:p>2007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8" calcext:value-type="float">
            <text:p>2008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09" calcext:value-type="float">
            <text:p>2009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10" calcext:value-type="float">
            <text:p>2010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11" calcext:value-type="float">
            <text:p>201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12" calcext:value-type="float">
            <text:p>2012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CÉANE</text:p>
          </table:table-cell>
          <table:table-cell office:value-type="float" office:value="2013" calcext:value-type="float">
            <text:p>2013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2" calcext:value-type="float">
            <text:p>201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3" calcext:value-type="float">
            <text:p>201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4" calcext:value-type="float">
            <text:p>2014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5" calcext:value-type="float">
            <text:p>2015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6" calcext:value-type="float">
            <text:p>2016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7" calcext:value-type="float">
            <text:p>2017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8" calcext:value-type="float">
            <text:p>2018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19" calcext:value-type="float">
            <text:p>201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20" calcext:value-type="float">
            <text:p>202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LIVIA</text:p>
          </table:table-cell>
          <table:table-cell office:value-type="float" office:value="2021" calcext:value-type="float">
            <text:p>202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OPHÉLIE</text:p>
          </table:table-cell>
          <table:table-cell office:value-type="float" office:value="2000" calcext:value-type="float">
            <text:p>200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0" calcext:value-type="float">
            <text:p>200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1" calcext:value-type="float">
            <text:p>2001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2" calcext:value-type="float">
            <text:p>2002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3" calcext:value-type="float">
            <text:p>2003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4" calcext:value-type="float">
            <text:p>2004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5" calcext:value-type="float">
            <text:p>2005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6" calcext:value-type="float">
            <text:p>2006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7" calcext:value-type="float">
            <text:p>2007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8" calcext:value-type="float">
            <text:p>2008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10" calcext:value-type="float">
            <text:p>2010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11" calcext:value-type="float">
            <text:p>201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12" calcext:value-type="float">
            <text:p>2012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13" calcext:value-type="float">
            <text:p>201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14" calcext:value-type="float">
            <text:p>2014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PAULINE</text:p>
          </table:table-cell>
          <table:table-cell office:value-type="float" office:value="2015" calcext:value-type="float">
            <text:p>201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1" calcext:value-type="float">
            <text:p>200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2" calcext:value-type="float">
            <text:p>200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3" calcext:value-type="float">
            <text:p>2003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4" calcext:value-type="float">
            <text:p>2004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5" calcext:value-type="float">
            <text:p>2005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6" calcext:value-type="float">
            <text:p>2006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7" calcext:value-type="float">
            <text:p>2007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8" calcext:value-type="float">
            <text:p>2008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09" calcext:value-type="float">
            <text:p>2009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0" calcext:value-type="float">
            <text:p>201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1" calcext:value-type="float">
            <text:p>2011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3" calcext:value-type="float">
            <text:p>2013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4" calcext:value-type="float">
            <text:p>2014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5" calcext:value-type="float">
            <text:p>201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7" calcext:value-type="float">
            <text:p>2017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8" calcext:value-type="float">
            <text:p>201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19" calcext:value-type="float">
            <text:p>2019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20" calcext:value-type="float">
            <text:p>202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ANE</text:p>
          </table:table-cell>
          <table:table-cell office:value-type="float" office:value="2021" calcext:value-type="float">
            <text:p>2021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Y</text:p>
          </table:table-cell>
          <table:table-cell office:value-type="float" office:value="2017" calcext:value-type="float">
            <text:p>201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Y</text:p>
          </table:table-cell>
          <table:table-cell office:value-type="float" office:value="2018" calcext:value-type="float">
            <text:p>201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Y</text:p>
          </table:table-cell>
          <table:table-cell office:value-type="float" office:value="2019" calcext:value-type="float">
            <text:p>2019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Y</text:p>
          </table:table-cell>
          <table:table-cell office:value-type="float" office:value="2020" calcext:value-type="float">
            <text:p>2020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MY</text:p>
          </table:table-cell>
          <table:table-cell office:value-type="float" office:value="2021" calcext:value-type="float">
            <text:p>2021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08" calcext:value-type="float">
            <text:p>200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09" calcext:value-type="float">
            <text:p>2009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0" calcext:value-type="float">
            <text:p>201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1" calcext:value-type="float">
            <text:p>201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2" calcext:value-type="float">
            <text:p>201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3" calcext:value-type="float">
            <text:p>2013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4" calcext:value-type="float">
            <text:p>201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5" calcext:value-type="float">
            <text:p>2015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6" calcext:value-type="float">
            <text:p>201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7" calcext:value-type="float">
            <text:p>2017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8" calcext:value-type="float">
            <text:p>2018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19" calcext:value-type="float">
            <text:p>2019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20" calcext:value-type="float">
            <text:p>2020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ROSE</text:p>
          </table:table-cell>
          <table:table-cell office:value-type="float" office:value="2021" calcext:value-type="float">
            <text:p>2021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LOMÉ</text:p>
          </table:table-cell>
          <table:table-cell office:value-type="float" office:value="2000" calcext:value-type="float">
            <text:p>200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LOMÉ</text:p>
          </table:table-cell>
          <table:table-cell office:value-type="float" office:value="2001" calcext:value-type="float">
            <text:p>200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LOMÉ</text:p>
          </table:table-cell>
          <table:table-cell office:value-type="float" office:value="2002" calcext:value-type="float">
            <text:p>200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LOMÉ</text:p>
          </table:table-cell>
          <table:table-cell office:value-type="float" office:value="2003" calcext:value-type="float">
            <text:p>200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LOMÉ</text:p>
          </table:table-cell>
          <table:table-cell office:value-type="float" office:value="2006" calcext:value-type="float">
            <text:p>200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</text:p>
          </table:table-cell>
          <table:table-cell office:value-type="float" office:value="2006" calcext:value-type="float">
            <text:p>200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</text:p>
          </table:table-cell>
          <table:table-cell office:value-type="float" office:value="2007" calcext:value-type="float">
            <text:p>20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</text:p>
          </table:table-cell>
          <table:table-cell office:value-type="float" office:value="2008" calcext:value-type="float">
            <text:p>200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</text:p>
          </table:table-cell>
          <table:table-cell office:value-type="float" office:value="2009" calcext:value-type="float">
            <text:p>200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</text:p>
          </table:table-cell>
          <table:table-cell office:value-type="float" office:value="2010" calcext:value-type="float">
            <text:p>201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</text:p>
          </table:table-cell>
          <table:table-cell office:value-type="float" office:value="2012" calcext:value-type="float">
            <text:p>201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0" calcext:value-type="float">
            <text:p>2000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1" calcext:value-type="float">
            <text:p>2001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2" calcext:value-type="float">
            <text:p>2002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3" calcext:value-type="float">
            <text:p>2003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4" calcext:value-type="float">
            <text:p>2004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5" calcext:value-type="float">
            <text:p>2005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6" calcext:value-type="float">
            <text:p>2006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7" calcext:value-type="float">
            <text:p>2007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8" calcext:value-type="float">
            <text:p>2008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09" calcext:value-type="float">
            <text:p>2009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0" calcext:value-type="float">
            <text:p>2010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1" calcext:value-type="float">
            <text:p>2011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2" calcext:value-type="float">
            <text:p>2012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3" calcext:value-type="float">
            <text:p>2013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4" calcext:value-type="float">
            <text:p>2014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5" calcext:value-type="float">
            <text:p>2015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6" calcext:value-type="float">
            <text:p>2016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7" calcext:value-type="float">
            <text:p>201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8" calcext:value-type="float">
            <text:p>2018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19" calcext:value-type="float">
            <text:p>201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20" calcext:value-type="float">
            <text:p>202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ARAH</text:p>
          </table:table-cell>
          <table:table-cell office:value-type="float" office:value="2021" calcext:value-type="float">
            <text:p>202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2" calcext:value-type="float">
            <text:p>201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3" calcext:value-type="float">
            <text:p>201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4" calcext:value-type="float">
            <text:p>2014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5" calcext:value-type="float">
            <text:p>201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6" calcext:value-type="float">
            <text:p>201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7" calcext:value-type="float">
            <text:p>201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8" calcext:value-type="float">
            <text:p>2018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19" calcext:value-type="float">
            <text:p>2019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20" calcext:value-type="float">
            <text:p>202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FIA</text:p>
          </table:table-cell>
          <table:table-cell office:value-type="float" office:value="2021" calcext:value-type="float">
            <text:p>2021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LÈNE</text:p>
          </table:table-cell>
          <table:table-cell office:value-type="float" office:value="2000" calcext:value-type="float">
            <text:p>200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LÈNE</text:p>
          </table:table-cell>
          <table:table-cell office:value-type="float" office:value="2001" calcext:value-type="float">
            <text:p>2001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LÈNE</text:p>
          </table:table-cell>
          <table:table-cell office:value-type="float" office:value="2002" calcext:value-type="float">
            <text:p>2002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LÈNE</text:p>
          </table:table-cell>
          <table:table-cell office:value-type="float" office:value="2003" calcext:value-type="float">
            <text:p>200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LÈNE</text:p>
          </table:table-cell>
          <table:table-cell office:value-type="float" office:value="2004" calcext:value-type="float">
            <text:p>200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SOPHIE</text:p>
          </table:table-cell>
          <table:table-cell office:value-type="float" office:value="2000" calcext:value-type="float">
            <text:p>200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THÉA</text:p>
          </table:table-cell>
          <table:table-cell office:value-type="float" office:value="2016" calcext:value-type="float">
            <text:p>2016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THÉA</text:p>
          </table:table-cell>
          <table:table-cell office:value-type="float" office:value="2017" calcext:value-type="float">
            <text:p>201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THÉA</text:p>
          </table:table-cell>
          <table:table-cell office:value-type="float" office:value="2020" calcext:value-type="float">
            <text:p>202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THÉA</text:p>
          </table:table-cell>
          <table:table-cell office:value-type="float" office:value="2021" calcext:value-type="float">
            <text:p>202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0" calcext:value-type="float">
            <text:p>200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1" calcext:value-type="float">
            <text:p>200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2" calcext:value-type="float">
            <text:p>200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3" calcext:value-type="float">
            <text:p>200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4" calcext:value-type="float">
            <text:p>2004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ALENTINE</text:p>
          </table:table-cell>
          <table:table-cell office:value-type="float" office:value="2006" calcext:value-type="float">
            <text:p>200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IRE</text:p>
          </table:table-cell>
          <table:table-cell office:value-type="float" office:value="2017" calcext:value-type="float">
            <text:p>201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IRE</text:p>
          </table:table-cell>
          <table:table-cell office:value-type="float" office:value="2018" calcext:value-type="float">
            <text:p>201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IRE</text:p>
          </table:table-cell>
          <table:table-cell office:value-type="float" office:value="2019" calcext:value-type="float">
            <text:p>2019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IRE</text:p>
          </table:table-cell>
          <table:table-cell office:value-type="float" office:value="2020" calcext:value-type="float">
            <text:p>202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IRE</text:p>
          </table:table-cell>
          <table:table-cell office:value-type="float" office:value="2021" calcext:value-type="float">
            <text:p>2021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00" calcext:value-type="float">
            <text:p>200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14" calcext:value-type="float">
            <text:p>201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15" calcext:value-type="float">
            <text:p>201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16" calcext:value-type="float">
            <text:p>201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17" calcext:value-type="float">
            <text:p>201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18" calcext:value-type="float">
            <text:p>2018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19" calcext:value-type="float">
            <text:p>2019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20" calcext:value-type="float">
            <text:p>202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VICTORIA</text:p>
          </table:table-cell>
          <table:table-cell office:value-type="float" office:value="2021" calcext:value-type="float">
            <text:p>202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04" calcext:value-type="float">
            <text:p>200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06" calcext:value-type="float">
            <text:p>200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07" calcext:value-type="float">
            <text:p>200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08" calcext:value-type="float">
            <text:p>200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09" calcext:value-type="float">
            <text:p>200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0" calcext:value-type="float">
            <text:p>201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1" calcext:value-type="float">
            <text:p>201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2" calcext:value-type="float">
            <text:p>201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3" calcext:value-type="float">
            <text:p>201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4" calcext:value-type="float">
            <text:p>201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5" calcext:value-type="float">
            <text:p>201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6" calcext:value-type="float">
            <text:p>201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YASMINE</text:p>
          </table:table-cell>
          <table:table-cell office:value-type="float" office:value="2017" calcext:value-type="float">
            <text:p>201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E</text:p>
          </table:table-cell>
          <table:table-cell office:value-type="float" office:value="2010" calcext:value-type="float">
            <text:p>201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E</text:p>
          </table:table-cell>
          <table:table-cell office:value-type="float" office:value="2011" calcext:value-type="float">
            <text:p>201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0" calcext:value-type="float">
            <text:p>20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1" calcext:value-type="float">
            <text:p>2001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2" calcext:value-type="float">
            <text:p>200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3" calcext:value-type="float">
            <text:p>2003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4" calcext:value-type="float">
            <text:p>2004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5" calcext:value-type="float">
            <text:p>200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6" calcext:value-type="float">
            <text:p>2006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7" calcext:value-type="float">
            <text:p>2007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8" calcext:value-type="float">
            <text:p>2008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09" calcext:value-type="float">
            <text:p>20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0" calcext:value-type="float">
            <text:p>201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2" calcext:value-type="float">
            <text:p>2012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3" calcext:value-type="float">
            <text:p>201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5" calcext:value-type="float">
            <text:p>2015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6" calcext:value-type="float">
            <text:p>2016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7" calcext:value-type="float">
            <text:p>2017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8" calcext:value-type="float">
            <text:p>20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20" calcext:value-type="float">
            <text:p>202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ZOÉ</text:p>
          </table:table-cell>
          <table:table-cell office:value-type="float" office:value="2021" calcext:value-type="float">
            <text:p>2021</text:p>
          </table:table-cell>
          <table:table-cell office:value-type="float" office:value="1840" calcext:value-type="float">
            <text:p>1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10:35:18.058000000</dc:date>
    <meta:editing-duration>PT10M55S</meta:editing-duration>
    <meta:editing-cycles>1</meta:editing-cycles>
    <meta:generator>LibreOffice/7.5.5.2$Windows_X86_64 LibreOffice_project/ca8fe7424262805f223b9a2334bc7181abbcbf5e</meta:generator>
    <meta:document-statistic meta:table-count="1" meta:cell-count="12220" meta:object-count="0"/>
  </office:meta>
</office:document-meta>
</file>